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" table:style-name="ta1">
        <table:shapes>
          <draw:frame draw:z-index="0" draw:style-name="gr1" draw:text-style-name="P1" svg:width="8.7972in" svg:height="4.948in" svg:x="10.1839in" svg:y="1.1689in">
            <draw:object draw:notify-on-update-of-ranges="'0'.A2:'0'.A49 '0'.B1:'0'.B1 '0'.B2:'0'.B49 '0'.C1:'0'.C1 '0'.C2:'0'.C49 '0'.D1:'0'.D1 '0'.D2:'0'.D49 '0'.E1:'0'.E1 '0'.E2:'0'.E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955527.6885229" calcext:value-type="float">
            <text:p>10955527.6885229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09.91354698622" calcext:value-type="float">
            <text:p>3309.91354698622</text:p>
          </table:table-cell>
          <table:table-cell table:number-columns-repeated="2"/>
        </table:table-row>
      </table:table>
      <table:table table:name="2" table:style-name="ta1">
        <table:shapes>
          <draw:frame draw:z-index="0" draw:style-name="gr1" draw:text-style-name="P1" svg:width="8.7972in" svg:height="4.948in" svg:x="10.1839in" svg:y="1.1689in">
            <draw:object draw:notify-on-update-of-ranges="'2'.A2:'2'.A49 '2'.B1:'2'.B1 '2'.B2:'2'.B49 '2'.C1:'2'.C1 '2'.C2:'2'.C49 '2'.D1:'2'.D1 '2'.D2:'2'.D49 '2'.E1:'2'.E1 '2'.E2:'2'.E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783071.2580667" calcext:value-type="float">
            <text:p>10783071.258066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83.75870886804" calcext:value-type="float">
            <text:p>3283.75870886804</text:p>
          </table:table-cell>
          <table:table-cell table:number-columns-repeated="2"/>
        </table:table-row>
      </table:table>
      <table:table table:name="4" table:style-name="ta1">
        <table:shapes>
          <draw:frame draw:z-index="0" draw:style-name="gr1" draw:text-style-name="P1" svg:width="8.7972in" svg:height="4.948in" svg:x="10.1839in" svg:y="1.1689in">
            <draw:object draw:notify-on-update-of-ranges="'4'.A2:'4'.A49 '4'.B1:'4'.B1 '4'.B2:'4'.B49 '4'.C1:'4'.C1 '4'.C2:'4'.C49 '4'.D1:'4'.D1 '4'.D2:'4'.D49 '4'.E1:'4'.E1 '4'.E2:'4'.E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715429.1668917" calcext:value-type="float">
            <text:p>10715429.166891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73.44301415065" calcext:value-type="float">
            <text:p>3273.44301415065</text:p>
          </table:table-cell>
          <table:table-cell table:number-columns-repeated="2"/>
        </table:table-row>
      </table:table>
      <table:table table:name="6" table:style-name="ta1">
        <table:shapes>
          <draw:frame draw:z-index="0" draw:style-name="gr1" draw:text-style-name="P1" svg:width="8.7972in" svg:height="4.948in" svg:x="10.1839in" svg:y="1.1689in">
            <draw:object draw:notify-on-update-of-ranges="'6'.A2:'6'.A49 '6'.B1:'6'.B1 '6'.B2:'6'.B49 '6'.C1:'6'.C1 '6'.C2:'6'.C49 '6'.D1:'6'.D1 '6'.D2:'6'.D49 '6'.E1:'6'.E1 '6'.E2:'6'.E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750702.2187792" calcext:value-type="float">
            <text:p>10750702.218779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78.82634776213" calcext:value-type="float">
            <text:p>3278.82634776213</text:p>
          </table:table-cell>
          <table:table-cell table:number-columns-repeated="2"/>
        </table:table-row>
      </table:table>
      <table:table table:name="8" table:style-name="ta1">
        <table:shapes>
          <draw:frame draw:z-index="0" draw:style-name="gr1" draw:text-style-name="P1" svg:width="8.7972in" svg:height="4.948in" svg:x="10.1839in" svg:y="1.1689in">
            <draw:object draw:notify-on-update-of-ranges="'8'.A2:'8'.A49 '8'.B1:'8'.B1 '8'.B2:'8'.B49 '8'.C1:'8'.C1 '8'.C2:'8'.C49 '8'.D1:'8'.D1 '8'.D2:'8'.D49 '8'.E1:'8'.E1 '8'.E2:'8'.E4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872504.9842542" calcext:value-type="float">
            <text:p>10872504.984254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97.34817455697" calcext:value-type="float">
            <text:p>3297.34817455697</text:p>
          </table:table-cell>
          <table:table-cell table:number-columns-repeated="2"/>
        </table:table-row>
      </table:table>
      <table:table table:name="10" table:style-name="ta1">
        <table:shapes>
          <draw:frame draw:z-index="0" draw:style-name="gr1" draw:text-style-name="P1" svg:width="8.7972in" svg:height="4.948in" svg:x="10.1839in" svg:y="1.1689in">
            <draw:object draw:notify-on-update-of-ranges="'10'.A2:'10'.A49 '10'.B1:'10'.B1 '10'.B2:'10'.B49 '10'.C1:'10'.C1 '10'.C2:'10'.C49 '10'.D1:'10'.D1 '10'.D2:'10'.D49 '10'.E1:'10'.E1 '10'.E2:'10'.E4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office:value-type="float" office:value="4325.22" calcext:value-type="float">
            <text:p>4325.22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18707528.0484" calcext:value-type="float">
            <text:p>18707528.0484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office:value-type="float" office:value="4311.38" calcext:value-type="float">
            <text:p>4311.38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18587997.5044" calcext:value-type="float">
            <text:p>18587997.5044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964217.4370917" calcext:value-type="float">
            <text:p>10964217.437091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11.22597191609" calcext:value-type="float">
            <text:p>3311.22597191609</text:p>
          </table:table-cell>
          <table:table-cell table:number-columns-repeated="2"/>
        </table:table-row>
      </table:table>
      <table:table table:name="12" table:style-name="ta1">
        <table:shapes>
          <draw:frame draw:z-index="0" draw:style-name="gr1" draw:text-style-name="P1" svg:width="8.7972in" svg:height="4.948in" svg:x="10.1839in" svg:y="1.1689in">
            <draw:object draw:notify-on-update-of-ranges="'12'.A2:'12'.A49 '12'.B1:'12'.B1 '12'.B2:'12'.B49 '12'.C1:'12'.C1 '12'.C2:'12'.C49 '12'.D1:'12'.D1 '12'.D2:'12'.D49 '12'.E1:'12'.E1 '12'.E2:'12'.E4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4357.16" calcext:value-type="float">
            <text:p>4357.16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18984843.2656" calcext:value-type="float">
            <text:p>18984843.2656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4418.24" calcext:value-type="float">
            <text:p>4418.24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19520844.6976" calcext:value-type="float">
            <text:p>19520844.6976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067376.9530021" calcext:value-type="float">
            <text:p>11067376.953002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26.76674159793" calcext:value-type="float">
            <text:p>3326.76674159793</text:p>
          </table:table-cell>
          <table:table-cell table:number-columns-repeated="2"/>
        </table:table-row>
      </table:table>
      <table:table table:name="14" table:style-name="ta1">
        <table:shapes>
          <draw:frame draw:z-index="0" draw:style-name="gr1" draw:text-style-name="P1" svg:width="8.7972in" svg:height="4.948in" svg:x="10.1839in" svg:y="1.1689in">
            <draw:object draw:notify-on-update-of-ranges="'14'.A2:'14'.A49 '14'.B1:'14'.B1 '14'.B2:'14'.B49 '14'.C1:'14'.C1 '14'.C2:'14'.C49 '14'.D1:'14'.D1 '14'.D2:'14'.D49 '14'.E1:'14'.E1 '14'.E2:'14'.E4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4427.77" calcext:value-type="float">
            <text:p>4427.77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19605147.1729" calcext:value-type="float">
            <text:p>19605147.1729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4579.45" calcext:value-type="float">
            <text:p>4579.45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20971362.3025" calcext:value-type="float">
            <text:p>20971362.3025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941747.1912708" calcext:value-type="float">
            <text:p>10941747.19127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07.83119147136" calcext:value-type="float">
            <text:p>3307.83119147136</text:p>
          </table:table-cell>
          <table:table-cell table:number-columns-repeated="2"/>
        </table:table-row>
      </table:table>
      <table:table table:name="16" table:style-name="ta1">
        <table:shapes>
          <draw:frame draw:z-index="0" draw:style-name="gr1" draw:text-style-name="P1" svg:width="8.7972in" svg:height="4.948in" svg:x="10.1839in" svg:y="1.1689in">
            <draw:object draw:notify-on-update-of-ranges="'16'.A2:'16'.A49 '16'.B1:'16'.B1 '16'.B2:'16'.B49 '16'.C1:'16'.C1 '16'.C2:'16'.C49 '16'.D1:'16'.D1 '16'.D2:'16'.D49 '16'.E1:'16'.E1 '16'.E2:'16'.E4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4625.28" calcext:value-type="float">
            <text:p>4625.28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21393215.0784" calcext:value-type="float">
            <text:p>21393215.0784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4894.03" calcext:value-type="float">
            <text:p>4894.03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23951529.6409" calcext:value-type="float">
            <text:p>23951529.6409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945563.9534958" calcext:value-type="float">
            <text:p>10945563.953495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08.40806937352" calcext:value-type="float">
            <text:p>3308.40806937352</text:p>
          </table:table-cell>
          <table:table-cell table:number-columns-repeated="2"/>
        </table:table-row>
      </table:table>
      <table:table table:name="18" table:style-name="ta1">
        <table:shapes>
          <draw:frame draw:z-index="0" draw:style-name="gr1" draw:text-style-name="P1" svg:width="8.7972in" svg:height="4.948in" svg:x="10.1839in" svg:y="1.1689in">
            <draw:object draw:notify-on-update-of-ranges="'18'.A2:'18'.A49 '18'.B1:'18'.B1 '18'.B2:'18'.B49 '18'.C1:'18'.C1 '18'.C2:'18'.C49 '18'.D1:'18'.D1 '18'.D2:'18'.D49 '18'.E1:'18'.E1 '18'.E2:'18'.E4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4899.74" calcext:value-type="float">
            <text:p>4899.74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24007452.0676" calcext:value-type="float">
            <text:p>24007452.0676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5109.78" calcext:value-type="float">
            <text:p>5109.78</text:p>
          </table:table-cell>
          <table:table-cell office:value-type="float" office:value="3102.3" calcext:value-type="float">
            <text:p>3102.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26109851.6484" calcext:value-type="float">
            <text:p>26109851.6484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713635.3229208" calcext:value-type="float">
            <text:p>10713635.32292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73.16900311011" calcext:value-type="float">
            <text:p>3273.16900311011</text:p>
          </table:table-cell>
          <table:table-cell table:number-columns-repeated="2"/>
        </table:table-row>
      </table:table>
      <table:table table:name="20" table:style-name="ta1">
        <table:shapes>
          <draw:frame draw:z-index="0" draw:style-name="gr1" draw:text-style-name="P1" svg:width="8.7972in" svg:height="4.948in" svg:x="10.1839in" svg:y="1.1689in">
            <draw:object draw:notify-on-update-of-ranges="'20'.A2:'20'.A49 '20'.B1:'20'.B1 '20'.B2:'20'.B49 '20'.C1:'20'.C1 '20'.C2:'20'.C49 '20'.D1:'20'.D1 '20'.D2:'20'.D49 '20'.E1:'20'.E1 '20'.E2:'20'.E4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4674.12" calcext:value-type="float">
            <text:p>4674.12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21847397.7744" calcext:value-type="float">
            <text:p>21847397.7744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4872.76" calcext:value-type="float">
            <text:p>4872.76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23743790.0176" calcext:value-type="float">
            <text:p>23743790.0176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444565.1265708" calcext:value-type="float">
            <text:p>10444565.12657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31.80524267333" calcext:value-type="float">
            <text:p>3231.80524267333</text:p>
          </table:table-cell>
          <table:table-cell table:number-columns-repeated="2"/>
        </table:table-row>
      </table:table>
      <table:table table:name="22" table:style-name="ta1">
        <table:shapes>
          <draw:frame draw:z-index="0" draw:style-name="gr1" draw:text-style-name="P1" svg:width="8.7972in" svg:height="4.948in" svg:x="10.1839in" svg:y="1.1689in">
            <draw:object draw:notify-on-update-of-ranges="'22'.A2:'22'.A49 '22'.B1:'22'.B1 '22'.B2:'22'.B49 '22'.C1:'22'.C1 '22'.C2:'22'.C49 '22'.D1:'22'.D1 '22'.D2:'22'.D49 '22'.E1:'22'.E1 '22'.E2:'22'.E4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334510.6028208" calcext:value-type="float">
            <text:p>10334510.60282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14.73336418759" calcext:value-type="float">
            <text:p>3214.73336418759</text:p>
          </table:table-cell>
          <table:table-cell table:number-columns-repeated="2"/>
        </table:table-row>
      </table:table>
      <table:table table:name="24" table:style-name="ta1">
        <table:shapes>
          <draw:frame draw:z-index="0" draw:style-name="gr1" draw:text-style-name="P1" svg:width="8.7972in" svg:height="4.948in" svg:x="10.1839in" svg:y="1.1689in">
            <draw:object draw:notify-on-update-of-ranges="'24'.A2:'24'.A49 '24'.B1:'24'.B1 '24'.B2:'24'.B49 '24'.C1:'24'.C1 '24'.C2:'24'.C49 '24'.D1:'24'.D1 '24'.D2:'24'.D49 '24'.E1:'24'.E1 '24'.E2:'24'.E4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384495.8235083" calcext:value-type="float">
            <text:p>10384495.823508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22.49838223518" calcext:value-type="float">
            <text:p>3222.49838223518</text:p>
          </table:table-cell>
          <table:table-cell table:number-columns-repeated="2"/>
        </table:table-row>
      </table:table>
      <table:table table:name="26" table:style-name="ta1">
        <table:shapes>
          <draw:frame draw:z-index="0" draw:style-name="gr1" draw:text-style-name="P1" svg:width="8.7972in" svg:height="4.948in" svg:x="10.1839in" svg:y="1.1689in">
            <draw:object draw:notify-on-update-of-ranges="'26'.A2:'26'.A49 '26'.B1:'26'.B1 '26'.B2:'26'.B49 '26'.C1:'26'.C1 '26'.C2:'26'.C49 '26'.D1:'26'.D1 '26'.D2:'26'.D49 '26'.E1:'26'.E1 '26'.E2:'26'.E4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871933.4991083" calcext:value-type="float">
            <text:p>10871933.499108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97.26151512256" calcext:value-type="float">
            <text:p>3297.26151512256</text:p>
          </table:table-cell>
          <table:table-cell table:number-columns-repeated="2"/>
        </table:table-row>
      </table:table>
      <table:table table:name="28" table:style-name="ta1">
        <table:shapes>
          <draw:frame draw:z-index="0" draw:style-name="gr1" draw:text-style-name="P1" svg:width="8.7972in" svg:height="4.948in" svg:x="10.1839in" svg:y="1.1689in">
            <draw:object draw:notify-on-update-of-ranges="'28'.A2:'28'.A49 '28'.B1:'28'.B1 '28'.B2:'28'.B49 '28'.C1:'28'.C1 '28'.C2:'28'.C49 '28'.D1:'28'.D1 '28'.D2:'28'.D49 '28'.E1:'28'.E1 '28'.E2:'28'.E4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328356.9070875" calcext:value-type="float">
            <text:p>11328356.907087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65.76245553478" calcext:value-type="float">
            <text:p>3365.76245553478</text:p>
          </table:table-cell>
          <table:table-cell table:number-columns-repeated="2"/>
        </table:table-row>
      </table:table>
      <table:table table:name="30" table:style-name="ta1">
        <table:shapes>
          <draw:frame draw:z-index="0" draw:style-name="gr1" draw:text-style-name="P1" svg:width="8.7972in" svg:height="4.948in" svg:x="10.1839in" svg:y="1.1689in">
            <draw:object draw:notify-on-update-of-ranges="'30'.A2:'30'.A49 '30'.B1:'30'.B1 '30'.B2:'30'.B49 '30'.C1:'30'.C1 '30'.C2:'30'.C49 '30'.D1:'30'.D1 '30'.D2:'30'.D49 '30'.E1:'30'.E1 '30'.E2:'30'.E4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977136.193125" calcext:value-type="float">
            <text:p>11977136.1931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460.79993543761" calcext:value-type="float">
            <text:p>3460.79993543761</text:p>
          </table:table-cell>
          <table:table-cell table:number-columns-repeated="2"/>
        </table:table-row>
      </table:table>
      <table:table table:name="32" table:style-name="ta1">
        <table:shapes>
          <draw:frame draw:z-index="0" draw:style-name="gr1" draw:text-style-name="P1" svg:width="8.7972in" svg:height="4.948in" svg:x="10.1839in" svg:y="1.1689in">
            <draw:object draw:notify-on-update-of-ranges="'32'.A2:'32'.A49 '32'.B1:'32'.B1 '32'.B2:'32'.B49 '32'.C1:'32'.C1 '32'.C2:'32'.C49 '32'.D1:'32'.D1 '32'.D2:'32'.D49 '32'.E1:'32'.E1 '32'.E2:'32'.E4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2570936.4776125" calcext:value-type="float">
            <text:p>12570936.47761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545.55164644551" calcext:value-type="float">
            <text:p>3545.55164644551</text:p>
          </table:table-cell>
          <table:table-cell table:number-columns-repeated="2"/>
        </table:table-row>
      </table:table>
      <table:table table:name="34" table:style-name="ta1">
        <table:shapes>
          <draw:frame draw:z-index="0" draw:style-name="gr1" draw:text-style-name="P1" svg:width="8.7972in" svg:height="4.948in" svg:x="10.1839in" svg:y="1.1689in">
            <draw:object draw:notify-on-update-of-ranges="'34'.A2:'34'.A49 '34'.B1:'34'.B1 '34'.B2:'34'.B49 '34'.C1:'34'.C1 '34'.C2:'34'.C49 '34'.D1:'34'.D1 '34'.D2:'34'.D49 '34'.E1:'34'.E1 '34'.E2:'34'.E4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4970.57" calcext:value-type="float">
            <text:p>4970.57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24706566.1249" calcext:value-type="float">
            <text:p>24706566.1249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3139.9" calcext:value-type="float">
            <text:p>3139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26273210.5476" calcext:value-type="float">
            <text:p>26273210.5476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2972694.241" calcext:value-type="float">
            <text:p>12972694.24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601.76265750535" calcext:value-type="float">
            <text:p>3601.76265750535</text:p>
          </table:table-cell>
          <table:table-cell table:number-columns-repeated="2"/>
        </table:table-row>
      </table:table>
      <table:table table:name="36" table:style-name="ta1">
        <table:shapes>
          <draw:frame draw:z-index="0" draw:style-name="gr1" draw:text-style-name="P1" svg:width="8.7972in" svg:height="4.948in" svg:x="10.1839in" svg:y="1.1689in">
            <draw:object draw:notify-on-update-of-ranges="'36'.A2:'36'.A49 '36'.B1:'36'.B1 '36'.B2:'36'.B49 '36'.C1:'36'.C1 '36'.C2:'36'.C49 '36'.D1:'36'.D1 '36'.D2:'36'.D49 '36'.E1:'36'.E1 '36'.E2:'36'.E49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5907.83" calcext:value-type="float">
            <text:p>5907.83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34902455.3089" calcext:value-type="float">
            <text:p>34902455.3089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6316.2" calcext:value-type="float">
            <text:p>6316.2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39894382.44" calcext:value-type="float">
            <text:p>39894382.44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3093143.791825" calcext:value-type="float">
            <text:p>13093143.7918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618.4449411073" calcext:value-type="float">
            <text:p>3618.4449411073</text:p>
          </table:table-cell>
          <table:table-cell table:number-columns-repeated="2"/>
        </table:table-row>
      </table:table>
      <table:table table:name="38" table:style-name="ta1">
        <table:shapes>
          <draw:frame draw:z-index="0" draw:style-name="gr1" draw:text-style-name="P1" svg:width="8.7972in" svg:height="4.948in" svg:x="10.1839in" svg:y="1.1689in">
            <draw:object draw:notify-on-update-of-ranges="'38'.A2:'38'.A49 '38'.B1:'38'.B1 '38'.B2:'38'.B49 '38'.C1:'38'.C1 '38'.C2:'38'.C49 '38'.D1:'38'.D1 '38'.D2:'38'.D49 '38'.E1:'38'.E1 '38'.E2:'38'.E49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office:value-type="float" office:value="6620.65" calcext:value-type="float">
            <text:p>6620.65</text:p>
          </table:table-cell>
          <table:table-cell office:value-type="float" office:value="4102.71" calcext:value-type="float">
            <text:p>4102.7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43833006.4225" calcext:value-type="float">
            <text:p>43833006.4225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office:value-type="float" office:value="6773.38" calcext:value-type="float">
            <text:p>6773.38</text:p>
          </table:table-cell>
          <table:table-cell office:value-type="float" office:value="4255.44" calcext:value-type="float">
            <text:p>4255.4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45878676.6244" calcext:value-type="float">
            <text:p>45878676.6244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2903792.3084125" calcext:value-type="float">
            <text:p>12903792.308412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592.18489340575" calcext:value-type="float">
            <text:p>3592.18489340575</text:p>
          </table:table-cell>
          <table:table-cell table:number-columns-repeated="2"/>
        </table:table-row>
      </table:table>
      <table:table table:name="40" table:style-name="ta1">
        <table:shapes>
          <draw:frame draw:z-index="0" draw:style-name="gr1" draw:text-style-name="P1" svg:width="8.7972in" svg:height="4.948in" svg:x="10.1839in" svg:y="1.1689in">
            <draw:object draw:notify-on-update-of-ranges="'40'.A2:'40'.A49 '40'.B1:'40'.B1 '40'.B2:'40'.B49 '40'.C1:'40'.C1 '40'.C2:'40'.C49 '40'.D1:'40'.D1 '40'.D2:'40'.D49 '40'.E1:'40'.E1 '40'.E2:'40'.E49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office:value-type="float" office:value="6781.66" calcext:value-type="float">
            <text:p>6781.66</text:p>
          </table:table-cell>
          <table:table-cell office:value-type="float" office:value="4263.73" calcext:value-type="float">
            <text:p>4263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45990912.3556" calcext:value-type="float">
            <text:p>45990912.3556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office:value-type="float" office:value="6710.92" calcext:value-type="float">
            <text:p>6710.92</text:p>
          </table:table-cell>
          <table:table-cell office:value-type="float" office:value="4192.99" calcext:value-type="float">
            <text:p>4192.9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45036447.2464" calcext:value-type="float">
            <text:p>45036447.2464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2511194.2293833" calcext:value-type="float">
            <text:p>12511194.229383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537.11665476039" calcext:value-type="float">
            <text:p>3537.11665476039</text:p>
          </table:table-cell>
          <table:table-cell table:number-columns-repeated="2"/>
        </table:table-row>
      </table:table>
      <table:table table:name="42" table:style-name="ta1">
        <table:shapes>
          <draw:frame draw:z-index="0" draw:style-name="gr1" draw:text-style-name="P1" svg:width="8.7972in" svg:height="4.948in" svg:x="10.1839in" svg:y="1.1689in">
            <draw:object draw:notify-on-update-of-ranges="'42'.A2:'42'.A49 '42'.B1:'42'.B1 '42'.B2:'42'.B49 '42'.C1:'42'.C1 '42'.C2:'42'.C49 '42'.D1:'42'.D1 '42'.D2:'42'.D49 '42'.E1:'42'.E1 '42'.E2:'42'.E49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office:value-type="float" office:value="6615.65" calcext:value-type="float">
            <text:p>6615.65</text:p>
          </table:table-cell>
          <table:table-cell office:value-type="float" office:value="4097.72" calcext:value-type="float">
            <text:p>4097.7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43766824.9225" calcext:value-type="float">
            <text:p>43766824.9225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office:value-type="float" office:value="6489.08" calcext:value-type="float">
            <text:p>6489.08</text:p>
          </table:table-cell>
          <table:table-cell office:value-type="float" office:value="3971.15" calcext:value-type="float">
            <text:p>3971.1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42108159.2464" calcext:value-type="float">
            <text:p>42108159.2464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2059070.5220333" calcext:value-type="float">
            <text:p>12059070.522033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472.61724381385" calcext:value-type="float">
            <text:p>3472.61724381385</text:p>
          </table:table-cell>
          <table:table-cell table:number-columns-repeated="2"/>
        </table:table-row>
      </table:table>
      <table:table table:name="44" table:style-name="ta1">
        <table:shapes>
          <draw:frame draw:z-index="0" draw:style-name="gr1" draw:text-style-name="P1" svg:width="8.7972in" svg:height="4.948in" svg:x="10.1839in" svg:y="1.1689in">
            <draw:object draw:notify-on-update-of-ranges="'44'.A2:'44'.A49 '44'.B1:'44'.B1 '44'.B2:'44'.B49 '44'.C1:'44'.C1 '44'.C2:'44'.C49 '44'.D1:'44'.D1 '44'.D2:'44'.D49 '44'.E1:'44'.E1 '44'.E2:'44'.E49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office:value-type="float" office:value="6302.03" calcext:value-type="float">
            <text:p>6302.03</text:p>
          </table:table-cell>
          <table:table-cell office:value-type="float" office:value="3784.1" calcext:value-type="float">
            <text:p>3784.1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39715582.1209" calcext:value-type="float">
            <text:p>39715582.1209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office:value-type="float" office:value="6025.26" calcext:value-type="float">
            <text:p>6025.26</text:p>
          </table:table-cell>
          <table:table-cell office:value-type="float" office:value="3507.33" calcext:value-type="float">
            <text:p>3507.3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36303758.0676" calcext:value-type="float">
            <text:p>36303758.0676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612537.6684208" calcext:value-type="float">
            <text:p>11612537.66842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407.71736921078" calcext:value-type="float">
            <text:p>3407.71736921078</text:p>
          </table:table-cell>
          <table:table-cell table:number-columns-repeated="2"/>
        </table:table-row>
      </table:table>
      <table:table table:name="46" table:style-name="ta1">
        <table:shapes>
          <draw:frame draw:z-index="0" draw:style-name="gr1" draw:text-style-name="P1" svg:width="8.7972in" svg:height="4.948in" svg:x="10.1839in" svg:y="1.1689in">
            <draw:object draw:notify-on-update-of-ranges="'46'.A2:'46'.A49 '46'.B1:'46'.B1 '46'.B2:'46'.B49 '46'.C1:'46'.C1 '46'.C2:'46'.C49 '46'.D1:'46'.D1 '46'.D2:'46'.D49 '46'.E1:'46'.E1 '46'.E2:'46'.E49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office:value-type="float" office:value="5540.28" calcext:value-type="float">
            <text:p>5540.28</text:p>
          </table:table-cell>
          <table:table-cell office:value-type="float" office:value="3022.34" calcext:value-type="float">
            <text:p>3022.3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30694702.4784" calcext:value-type="float">
            <text:p>30694702.4784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office:value-type="float" office:value="5321.52" calcext:value-type="float">
            <text:p>5321.52</text:p>
          </table:table-cell>
          <table:table-cell office:value-type="float" office:value="2803.59" calcext:value-type="float">
            <text:p>2803.5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28318575.1104" calcext:value-type="float">
            <text:p>28318575.1104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office:value-type="float" office:value="5097.68" calcext:value-type="float">
            <text:p>5097.68</text:p>
          </table:table-cell>
          <table:table-cell office:value-type="float" office:value="2579.75" calcext:value-type="float">
            <text:p>2579.75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25986341.3824" calcext:value-type="float">
            <text:p>25986341.3824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office:value-type="float" office:value="4885.01" calcext:value-type="float">
            <text:p>4885.01</text:p>
          </table:table-cell>
          <table:table-cell office:value-type="float" office:value="2367.08" calcext:value-type="float">
            <text:p>2367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23863322.7001" calcext:value-type="float">
            <text:p>23863322.7001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office:value-type="float" office:value="4766.95" calcext:value-type="float">
            <text:p>4766.95</text:p>
          </table:table-cell>
          <table:table-cell office:value-type="float" office:value="2249.02" calcext:value-type="float">
            <text:p>2249.0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22723812.3025" calcext:value-type="float">
            <text:p>22723812.3025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office:value-type="float" office:value="4646.01" calcext:value-type="float">
            <text:p>4646.01</text:p>
          </table:table-cell>
          <table:table-cell office:value-type="float" office:value="2128.08" calcext:value-type="float">
            <text:p>2128.0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21585408.9201" calcext:value-type="float">
            <text:p>21585408.9201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office:value-type="float" office:value="4537.09" calcext:value-type="float">
            <text:p>4537.09</text:p>
          </table:table-cell>
          <table:table-cell office:value-type="float" office:value="2019.16" calcext:value-type="float">
            <text:p>2019.1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20585185.6681" calcext:value-type="float">
            <text:p>20585185.6681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office:value-type="float" office:value="4458.13" calcext:value-type="float">
            <text:p>4458.13</text:p>
          </table:table-cell>
          <table:table-cell office:value-type="float" office:value="1940.2" calcext:value-type="float">
            <text:p>1940.2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19874923.0969" calcext:value-type="float">
            <text:p>19874923.0969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office:value-type="float" office:value="4390.41" calcext:value-type="float">
            <text:p>4390.41</text:p>
          </table:table-cell>
          <table:table-cell office:value-type="float" office:value="1872.48" calcext:value-type="float">
            <text:p>1872.4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19275699.9681" calcext:value-type="float">
            <text:p>19275699.9681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office:value-type="float" office:value="4335.8" calcext:value-type="float">
            <text:p>4335.8</text:p>
          </table:table-cell>
          <table:table-cell office:value-type="float" office:value="1817.87" calcext:value-type="float">
            <text:p>1817.8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18799161.64" calcext:value-type="float">
            <text:p>18799161.64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office:value-type="float" office:value="4336.91" calcext:value-type="float">
            <text:p>4336.91</text:p>
          </table:table-cell>
          <table:table-cell office:value-type="float" office:value="1818.98" calcext:value-type="float">
            <text:p>1818.9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18808788.3481" calcext:value-type="float">
            <text:p>18808788.3481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2248.93" calcext:value-type="float">
            <text:p>2248.93</text:p>
          </table:table-cell>
          <table:table-cell office:value-type="float" office:value="3701.8" calcext:value-type="float">
            <text:p>3701.8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5057686.1449" calcext:value-type="float">
            <text:p>5057686.1449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2335.07" calcext:value-type="float">
            <text:p>2335.07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0" calcext:value-type="float">
            <text:p>0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5452551.9049" calcext:value-type="float">
            <text:p>5452551.9049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1356.81" calcext:value-type="float">
            <text:p>1356.81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840933.3761" calcext:value-type="float">
            <text:p>1840933.3761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0" calcext:value-type="float">
            <text:p>0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404888.6784" calcext:value-type="float">
            <text:p>1404888.6784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2082.24" calcext:value-type="float">
            <text:p>2082.24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4335723.4176" calcext:value-type="float">
            <text:p>4335723.4176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1925.5" calcext:value-type="float">
            <text:p>1925.5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0" calcext:value-type="float">
            <text:p>0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3707550.25" calcext:value-type="float">
            <text:p>3707550.25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1167.33" calcext:value-type="float">
            <text:p>1167.33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62659.3289" calcext:value-type="float">
            <text:p>1362659.3289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1105.46" calcext:value-type="float">
            <text:p>1105.46</text:p>
          </table:table-cell>
          <table:table-cell office:value-type="float" office:value="3005.9" calcext:value-type="float">
            <text:p>3005.9</text:p>
          </table:table-cell>
          <table:table-cell office:value-type="float" office:value="0" calcext:value-type="float">
            <text:p>0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222041.8116" calcext:value-type="float">
            <text:p>1222041.8116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527671.2801" calcext:value-type="float">
            <text:p>1527671.2801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1172.99" calcext:value-type="float">
            <text:p>1172.99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0" calcext:value-type="float">
            <text:p>0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75905.5401" calcext:value-type="float">
            <text:p>1375905.5401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1711.49" calcext:value-type="float">
            <text:p>1711.49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2929198.0201" calcext:value-type="float">
            <text:p>2929198.0201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1750.53" calcext:value-type="float">
            <text:p>1750.53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0" calcext:value-type="float">
            <text:p>0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3064355.2809" calcext:value-type="float">
            <text:p>3064355.2809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office:value-type="float" office:value="5704.11" calcext:value-type="float">
            <text:p>5704.11</text:p>
          </table:table-cell>
          <table:table-cell office:value-type="float" office:value="3186.18" calcext:value-type="float">
            <text:p>3186.1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32536870.8921" calcext:value-type="float">
            <text:p>32536870.8921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1229121.9759458" calcext:value-type="float">
            <text:p>11229121.975945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350.98820886404" calcext:value-type="float">
            <text:p>3350.98820886404</text:p>
          </table:table-cell>
          <table:table-cell table:number-columns-repeated="2"/>
        </table:table-row>
      </table:table>
      <table:table table:name="best" table:style-name="ta1">
        <table:shapes>
          <draw:frame draw:z-index="0" draw:style-name="gr1" draw:text-style-name="P1" svg:width="8.7972in" svg:height="4.948in" svg:x="10.1839in" svg:y="1.1689in">
            <draw:object draw:notify-on-update-of-ranges="best.A2:best.A49 best.B1:best.B1 best.B2:best.B49 best.C1:best.C1 best.C2:best.C49 best.D1:best.D1 best.D2:best.D49 best.E1:best.E1 best.E2:best.E49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national grid [W]</text:p>
          </table:table-cell>
          <table:table-cell office:value-type="string" calcext:value-type="string">
            <text:p><text:s/>demand load [W]</text:p>
          </table:table-cell>
          <table:table-cell office:value-type="string" calcext:value-type="string">
            <text:p><text:s/>variable load [W]</text:p>
          </table:table-cell>
          <table:table-cell office:value-type="string" calcext:value-type="string">
            <text:p><text:s/>PV [W] </text:p>
          </table:table-cell>
          <table:table-cell table:number-columns-repeated="3"/>
          <table:table-cell office:value-type="string" calcext:value-type="string">
            <text:p>cost</text:p>
          </table:table-cell>
          <table:table-cell/>
        </table:table-row>
        <table:table-row table:style-name="ro1">
          <table:table-cell office:value-type="string" calcext:value-type="string">
            <text:p>12:00:00 AM</text:p>
          </table:table-cell>
          <table:table-cell table:number-columns-repeated="2" office:value-type="float" office:value="3022.34" calcext:value-type="float">
            <text:p>302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4.783" calcext:value-type="float">
            <text:p>4564.78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2]*[.B2]" office:value-type="float" office:value="9134539.0756" calcext:value-type="float">
            <text:p>9134539.0756</text:p>
          </table:table-cell>
          <table:table-cell office:value-type="float" office:value="3309.91" calcext:value-type="float">
            <text:p>3309.91</text:p>
          </table:table-cell>
          <table:table-cell table:style-name="ce1"/>
        </table:table-row>
        <table:table-row table:style-name="ro1">
          <table:table-cell office:value-type="string" calcext:value-type="string">
            <text:p>12:30:00 AM</text:p>
          </table:table-cell>
          <table:table-cell table:number-columns-repeated="2" office:value-type="float" office:value="2803.59" calcext:value-type="float">
            <text:p>280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1.333" calcext:value-type="float">
            <text:p>4291.333</text:p>
          </table:table-cell>
          <table:table-cell office:value-type="float" office:value="0.00700000000051659" calcext:value-type="float">
            <text:p>0.00700000000051659</text:p>
          </table:table-cell>
          <table:table-cell table:formula="of:=[.B3]*[.B3]" office:value-type="float" office:value="7860116.8881" calcext:value-type="float">
            <text:p>7860116.8881</text:p>
          </table:table-cell>
          <table:table-cell office:value-type="float" office:value="3294.6" calcext:value-type="float">
            <text:p>3294.6</text:p>
          </table:table-cell>
          <table:table-cell/>
        </table:table-row>
        <table:table-row table:style-name="ro1">
          <table:table-cell office:value-type="string" calcext:value-type="string">
            <text:p>01:00:00 AM</text:p>
          </table:table-cell>
          <table:table-cell table:number-columns-repeated="2" office:value-type="float" office:value="2579.75" calcext:value-type="float">
            <text:p>257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8.117" calcext:value-type="float">
            <text:p>3618.11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4]*[.B4]" office:value-type="float" office:value="6655110.0625" calcext:value-type="float">
            <text:p>6655110.0625</text:p>
          </table:table-cell>
          <table:table-cell office:value-type="float" office:value="3283.76" calcext:value-type="float">
            <text:p>3283.76</text:p>
          </table:table-cell>
          <table:table-cell/>
        </table:table-row>
        <table:table-row table:style-name="ro1">
          <table:table-cell office:value-type="string" calcext:value-type="string">
            <text:p>01:30:00 AM</text:p>
          </table:table-cell>
          <table:table-cell table:number-columns-repeated="2" office:value-type="float" office:value="2367.08" calcext:value-type="float">
            <text:p>236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.13" calcext:value-type="float">
            <text:p>4139.13</text:p>
          </table:table-cell>
          <table:table-cell office:value-type="float" office:value="0" calcext:value-type="float">
            <text:p>0</text:p>
          </table:table-cell>
          <table:table-cell table:formula="of:=[.B5]*[.B5]" office:value-type="float" office:value="5603067.7264" calcext:value-type="float">
            <text:p>5603067.7264</text:p>
          </table:table-cell>
          <table:table-cell office:value-type="float" office:value="3276.45" calcext:value-type="float">
            <text:p>3276.45</text:p>
          </table:table-cell>
          <table:table-cell/>
        </table:table-row>
        <table:table-row table:style-name="ro1">
          <table:table-cell office:value-type="string" calcext:value-type="string">
            <text:p>02:00:00 AM</text:p>
          </table:table-cell>
          <table:table-cell table:number-columns-repeated="2" office:value-type="float" office:value="2249.02" calcext:value-type="float">
            <text:p>224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1.56" calcext:value-type="float">
            <text:p>3991.56</text:p>
          </table:table-cell>
          <table:table-cell office:value-type="float" office:value="0" calcext:value-type="float">
            <text:p>0</text:p>
          </table:table-cell>
          <table:table-cell table:formula="of:=[.B6]*[.B6]" office:value-type="float" office:value="5058090.9604" calcext:value-type="float">
            <text:p>5058090.9604</text:p>
          </table:table-cell>
          <table:table-cell office:value-type="float" office:value="3273.44" calcext:value-type="float">
            <text:p>3273.44</text:p>
          </table:table-cell>
          <table:table-cell/>
        </table:table-row>
        <table:table-row table:style-name="ro1">
          <table:table-cell office:value-type="string" calcext:value-type="string">
            <text:p>02:30:00 AM</text:p>
          </table:table-cell>
          <table:table-cell table:number-columns-repeated="2" office:value-type="float" office:value="2128.08" calcext:value-type="float">
            <text:p>2128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3.81" calcext:value-type="float">
            <text:p>4233.81</text:p>
          </table:table-cell>
          <table:table-cell office:value-type="float" office:value="-0.00999999999930878" calcext:value-type="float">
            <text:p>-0.00999999999930878</text:p>
          </table:table-cell>
          <table:table-cell table:formula="of:=[.B7]*[.B7]" office:value-type="float" office:value="4528724.4864" calcext:value-type="float">
            <text:p>4528724.4864</text:p>
          </table:table-cell>
          <table:table-cell office:value-type="float" office:value="3273.11" calcext:value-type="float">
            <text:p>3273.11</text:p>
          </table:table-cell>
          <table:table-cell/>
        </table:table-row>
        <table:table-row table:style-name="ro1">
          <table:table-cell office:value-type="string" calcext:value-type="string">
            <text:p>03:00:00 AM</text:p>
          </table:table-cell>
          <table:table-cell table:number-columns-repeated="2" office:value-type="float" office:value="2019.16" calcext:value-type="float">
            <text:p>201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7.65" calcext:value-type="float">
            <text:p>4097.65</text:p>
          </table:table-cell>
          <table:table-cell office:value-type="float" office:value="0" calcext:value-type="float">
            <text:p>0</text:p>
          </table:table-cell>
          <table:table-cell table:formula="of:=[.B8]*[.B8]" office:value-type="float" office:value="4077007.1056" calcext:value-type="float">
            <text:p>4077007.1056</text:p>
          </table:table-cell>
          <table:table-cell office:value-type="float" office:value="3278.83" calcext:value-type="float">
            <text:p>3278.83</text:p>
          </table:table-cell>
          <table:table-cell/>
        </table:table-row>
        <table:table-row table:style-name="ro1">
          <table:table-cell office:value-type="string" calcext:value-type="string">
            <text:p>03:30:00 AM</text:p>
          </table:table-cell>
          <table:table-cell table:number-columns-repeated="2" office:value-type="float" office:value="1940.2" calcext:value-type="float">
            <text:p>194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.677" calcext:value-type="float">
            <text:p>2818.67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9]*[.B9]" office:value-type="float" office:value="3764376.04" calcext:value-type="float">
            <text:p>3764376.04</text:p>
          </table:table-cell>
          <table:table-cell office:value-type="float" office:value="3285.88" calcext:value-type="float">
            <text:p>3285.88</text:p>
          </table:table-cell>
          <table:table-cell/>
        </table:table-row>
        <table:table-row table:style-name="ro1">
          <table:table-cell office:value-type="string" calcext:value-type="string">
            <text:p>04:00:00 AM</text:p>
          </table:table-cell>
          <table:table-cell table:number-columns-repeated="2" office:value-type="float" office:value="1872.48" calcext:value-type="float">
            <text:p>187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.453" calcext:value-type="float">
            <text:p>3127.45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0]*[.B10]" office:value-type="float" office:value="3506181.3504" calcext:value-type="float">
            <text:p>3506181.3504</text:p>
          </table:table-cell>
          <table:table-cell office:value-type="float" office:value="3297.35" calcext:value-type="float">
            <text:p>3297.35</text:p>
          </table:table-cell>
          <table:table-cell/>
        </table:table-row>
        <table:table-row table:style-name="ro1">
          <table:table-cell office:value-type="string" calcext:value-type="string">
            <text:p>04:30:00 AM</text:p>
          </table:table-cell>
          <table:table-cell table:number-columns-repeated="2" office:value-type="float" office:value="1817.87" calcext:value-type="float">
            <text:p>181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62" calcext:value-type="float">
            <text:p>3452.62</text:p>
          </table:table-cell>
          <table:table-cell office:value-type="float" office:value="0" calcext:value-type="float">
            <text:p>0</text:p>
          </table:table-cell>
          <table:table-cell table:formula="of:=[.B11]*[.B11]" office:value-type="float" office:value="3304651.3369" calcext:value-type="float">
            <text:p>3304651.3369</text:p>
          </table:table-cell>
          <table:table-cell office:value-type="float" office:value="3302.73" calcext:value-type="float">
            <text:p>3302.73</text:p>
          </table:table-cell>
          <table:table-cell/>
        </table:table-row>
        <table:table-row table:style-name="ro1">
          <table:table-cell office:value-type="string" calcext:value-type="string">
            <text:p>05:00:00 AM</text:p>
          </table:table-cell>
          <table:table-cell table:number-columns-repeated="2" office:value-type="float" office:value="1818.98" calcext:value-type="float">
            <text:p>181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.157" calcext:value-type="float">
            <text:p>2667.157</text:p>
          </table:table-cell>
          <table:table-cell office:value-type="float" office:value="-0.00700000000006185" calcext:value-type="float">
            <text:p>-0.00700000000006185</text:p>
          </table:table-cell>
          <table:table-cell table:formula="of:=[.B12]*[.B12]" office:value-type="float" office:value="3308688.2404" calcext:value-type="float">
            <text:p>3308688.2404</text:p>
          </table:table-cell>
          <table:table-cell office:value-type="float" office:value="3311.23" calcext:value-type="float">
            <text:p>3311.23</text:p>
          </table:table-cell>
          <table:table-cell/>
        </table:table-row>
        <table:table-row table:style-name="ro1">
          <table:table-cell office:value-type="string" calcext:value-type="string">
            <text:p>05:30:00 AM</text:p>
          </table:table-cell>
          <table:table-cell table:number-columns-repeated="2" office:value-type="float" office:value="1807.29" calcext:value-type="float">
            <text:p>180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2.83" calcext:value-type="float">
            <text:p>3832.83</text:p>
          </table:table-cell>
          <table:table-cell office:value-type="float" office:value="-0.00999999999976353" calcext:value-type="float">
            <text:p>-0.00999999999976353</text:p>
          </table:table-cell>
          <table:table-cell table:formula="of:=[.B13]*[.B13]" office:value-type="float" office:value="3266297.1441" calcext:value-type="float">
            <text:p>3266297.1441</text:p>
          </table:table-cell>
          <table:table-cell office:value-type="float" office:value="3318.22" calcext:value-type="float">
            <text:p>3318.22</text:p>
          </table:table-cell>
          <table:table-cell/>
        </table:table-row>
        <table:table-row table:style-name="ro1">
          <table:table-cell office:value-type="string" calcext:value-type="string">
            <text:p>06:00:00 AM</text:p>
          </table:table-cell>
          <table:table-cell table:number-columns-repeated="2" office:value-type="float" office:value="1793.45" calcext:value-type="float">
            <text:p>179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8.663" calcext:value-type="float">
            <text:p>3028.663</text:p>
          </table:table-cell>
          <table:table-cell office:value-type="float" office:value="0.00700000000006185" calcext:value-type="float">
            <text:p>0.00700000000006185</text:p>
          </table:table-cell>
          <table:table-cell table:formula="of:=[.B14]*[.B14]" office:value-type="float" office:value="3216462.9025" calcext:value-type="float">
            <text:p>3216462.9025</text:p>
          </table:table-cell>
          <table:table-cell office:value-type="float" office:value="3326.77" calcext:value-type="float">
            <text:p>3326.77</text:p>
          </table:table-cell>
          <table:table-cell/>
        </table:table-row>
        <table:table-row table:style-name="ro1">
          <table:table-cell office:value-type="string" calcext:value-type="string">
            <text:p>06:30:00 AM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1843.62" calcext:value-type="float">
            <text:p>1843.62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3873.84232" calcext:value-type="float">
            <text:p>3873.84232</text:p>
          </table:table-cell>
          <table:table-cell office:value-type="float" office:value="-0.00232000000005428" calcext:value-type="float">
            <text:p>-0.00232000000005428</text:p>
          </table:table-cell>
          <table:table-cell table:formula="of:=[.B15]*[.B15]" office:value-type="float" office:value="3382766.9929" calcext:value-type="float">
            <text:p>3382766.9929</text:p>
          </table:table-cell>
          <table:table-cell office:value-type="float" office:value="3319.15" calcext:value-type="float">
            <text:p>3319.15</text:p>
          </table:table-cell>
          <table:table-cell/>
        </table:table-row>
        <table:table-row table:style-name="ro1">
          <table:table-cell office:value-type="string" calcext:value-type="string">
            <text:p>07:00:00 AM</text:p>
          </table:table-cell>
          <table:table-cell office:value-type="float" office:value="1900.3" calcext:value-type="float">
            <text:p>1900.3</text:p>
          </table:table-cell>
          <table:table-cell office:value-type="float" office:value="1904.69" calcext:value-type="float">
            <text:p>1904.69</text:p>
          </table:table-cell>
          <table:table-cell office:value-type="float" office:value="0" calcext:value-type="float">
            <text:p>0</text:p>
          </table:table-cell>
          <table:table-cell office:value-type="float" office:value="4.38768" calcext:value-type="float">
            <text:p>4.38768</text:p>
          </table:table-cell>
          <table:table-cell office:value-type="float" office:value="2769.89932" calcext:value-type="float">
            <text:p>2769.89932</text:p>
          </table:table-cell>
          <table:table-cell office:value-type="float" office:value="0.000679999999647407" calcext:value-type="float">
            <text:p>0.000679999999647407</text:p>
          </table:table-cell>
          <table:table-cell table:formula="of:=[.B16]*[.B16]" office:value-type="float" office:value="3611140.09" calcext:value-type="float">
            <text:p>3611140.09</text:p>
          </table:table-cell>
          <table:table-cell office:value-type="float" office:value="3307.83" calcext:value-type="float">
            <text:p>3307.83</text:p>
          </table:table-cell>
          <table:table-cell/>
        </table:table-row>
        <table:table-row table:style-name="ro1">
          <table:table-cell office:value-type="string" calcext:value-type="string">
            <text:p>07:30:00 AM</text:p>
          </table:table-cell>
          <table:table-cell office:value-type="float" office:value="1909.84" calcext:value-type="float">
            <text:p>1909.84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3201.501" calcext:value-type="float">
            <text:p>3201.501</text:p>
          </table:table-cell>
          <table:table-cell office:value-type="float" office:value="-0.00100000000020373" calcext:value-type="float">
            <text:p>-0.00100000000020373</text:p>
          </table:table-cell>
          <table:table-cell table:formula="of:=[.B17]*[.B17]" office:value-type="float" office:value="3647488.8256" calcext:value-type="float">
            <text:p>3647488.8256</text:p>
          </table:table-cell>
          <table:table-cell office:value-type="float" office:value="3310.56" calcext:value-type="float">
            <text:p>3310.56</text:p>
          </table:table-cell>
          <table:table-cell/>
        </table:table-row>
        <table:table-row table:style-name="ro1">
          <table:table-cell office:value-type="string" calcext:value-type="string">
            <text:p>08:00:00 AM</text:p>
          </table:table-cell>
          <table:table-cell office:value-type="float" office:value="2061.52" calcext:value-type="float">
            <text:p>2061.52</text:p>
          </table:table-cell>
          <table:table-cell office:value-type="float" office:value="2170.91" calcext:value-type="float">
            <text:p>2170.91</text:p>
          </table:table-cell>
          <table:table-cell office:value-type="float" office:value="0" calcext:value-type="float">
            <text:p>0</text:p>
          </table:table-cell>
          <table:table-cell office:value-type="float" office:value="109.392" calcext:value-type="float">
            <text:p>109.392</text:p>
          </table:table-cell>
          <table:table-cell office:value-type="float" office:value="2604.238" calcext:value-type="float">
            <text:p>2604.238</text:p>
          </table:table-cell>
          <table:table-cell office:value-type="float" office:value="0.00199999999949796" calcext:value-type="float">
            <text:p>0.00199999999949796</text:p>
          </table:table-cell>
          <table:table-cell table:formula="of:=[.B18]*[.B18]" office:value-type="float" office:value="4249864.7104" calcext:value-type="float">
            <text:p>4249864.7104</text:p>
          </table:table-cell>
          <table:table-cell office:value-type="float" office:value="3308.41" calcext:value-type="float">
            <text:p>3308.41</text:p>
          </table:table-cell>
          <table:table-cell/>
        </table:table-row>
        <table:table-row table:style-name="ro1">
          <table:table-cell office:value-type="string" calcext:value-type="string">
            <text:p>08:30:00 AM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371.98" calcext:value-type="float">
            <text:p>2371.98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093.77" calcext:value-type="float">
            <text:p>3093.77</text:p>
          </table:table-cell>
          <table:table-cell office:value-type="float" office:value="0" calcext:value-type="float">
            <text:p>0</text:p>
          </table:table-cell>
          <table:table-cell table:formula="of:=[.B19]*[.B19]" office:value-type="float" office:value="4440924.0225" calcext:value-type="float">
            <text:p>4440924.0225</text:p>
          </table:table-cell>
          <table:table-cell office:value-type="float" office:value="3293.47" calcext:value-type="float">
            <text:p>3293.47</text:p>
          </table:table-cell>
          <table:table-cell/>
        </table:table-row>
        <table:table-row table:style-name="ro1">
          <table:table-cell office:value-type="string" calcext:value-type="string">
            <text:p>09:00:00 AM</text:p>
          </table:table-cell>
          <table:table-cell office:value-type="float" office:value="2376.1" calcext:value-type="float">
            <text:p>2376.1</text:p>
          </table:table-cell>
          <table:table-cell office:value-type="float" office:value="2640.72" calcext:value-type="float">
            <text:p>2640.72</text:p>
          </table:table-cell>
          <table:table-cell office:value-type="float" office:value="0" calcext:value-type="float">
            <text:p>0</text:p>
          </table:table-cell>
          <table:table-cell office:value-type="float" office:value="264.627" calcext:value-type="float">
            <text:p>264.627</text:p>
          </table:table-cell>
          <table:table-cell office:value-type="float" office:value="3429.7" calcext:value-type="float">
            <text:p>3429.7</text:p>
          </table:table-cell>
          <table:table-cell office:value-type="float" office:value="0" calcext:value-type="float">
            <text:p>0</text:p>
          </table:table-cell>
          <table:table-cell table:formula="of:=[.B20]*[.B20]" office:value-type="float" office:value="5645851.21" calcext:value-type="float">
            <text:p>5645851.21</text:p>
          </table:table-cell>
          <table:table-cell office:value-type="float" office:value="3273.17" calcext:value-type="float">
            <text:p>3273.17</text:p>
          </table:table-cell>
          <table:table-cell/>
        </table:table-row>
        <table:table-row table:style-name="ro1">
          <table:table-cell office:value-type="string" calcext:value-type="string">
            <text:p>09:30:00 AM</text:p>
          </table:table-cell>
          <table:table-cell office:value-type="float" office:value="2381.81" calcext:value-type="float">
            <text:p>2381.81</text:p>
          </table:table-cell>
          <table:table-cell office:value-type="float" office:value="2892.26" calcext:value-type="float">
            <text:p>2892.26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891.724" calcext:value-type="float">
            <text:p>3891.724</text:p>
          </table:table-cell>
          <table:table-cell office:value-type="float" office:value="0.00600000000031287" calcext:value-type="float">
            <text:p>0.00600000000031287</text:p>
          </table:table-cell>
          <table:table-cell table:formula="of:=[.B21]*[.B21]" office:value-type="float" office:value="5673018.8761" calcext:value-type="float">
            <text:p>5673018.8761</text:p>
          </table:table-cell>
          <table:table-cell office:value-type="float" office:value="3254.75" calcext:value-type="float">
            <text:p>3254.75</text:p>
          </table:table-cell>
          <table:table-cell/>
        </table:table-row>
        <table:table-row table:style-name="ro1">
          <table:table-cell office:value-type="string" calcext:value-type="string">
            <text:p>10:00:00 AM</text:p>
          </table:table-cell>
          <table:table-cell office:value-type="float" office:value="2591.85" calcext:value-type="float">
            <text:p>2591.85</text:p>
          </table:table-cell>
          <table:table-cell office:value-type="float" office:value="3102.3" calcext:value-type="float">
            <text:p>3102.3</text:p>
          </table:table-cell>
          <table:table-cell office:value-type="float" office:value="0" calcext:value-type="float">
            <text:p>0</text:p>
          </table:table-cell>
          <table:table-cell office:value-type="float" office:value="510.449" calcext:value-type="float">
            <text:p>510.449</text:p>
          </table:table-cell>
          <table:table-cell office:value-type="float" office:value="3760.858" calcext:value-type="float">
            <text:p>3760.858</text:p>
          </table:table-cell>
          <table:table-cell office:value-type="float" office:value="-0.00799999999981083" calcext:value-type="float">
            <text:p>-0.00799999999981083</text:p>
          </table:table-cell>
          <table:table-cell table:formula="of:=[.B22]*[.B22]" office:value-type="float" office:value="6717686.4225" calcext:value-type="float">
            <text:p>6717686.4225</text:p>
          </table:table-cell>
          <table:table-cell office:value-type="float" office:value="3231.81" calcext:value-type="float">
            <text:p>3231.81</text:p>
          </table:table-cell>
          <table:table-cell/>
        </table:table-row>
        <table:table-row table:style-name="ro1">
          <table:table-cell office:value-type="string" calcext:value-type="string">
            <text:p>10:30:00 AM</text:p>
          </table:table-cell>
          <table:table-cell office:value-type="float" office:value="2156.19" calcext:value-type="float">
            <text:p>2156.19</text:p>
          </table:table-cell>
          <table:table-cell office:value-type="float" office:value="3309.57" calcext:value-type="float">
            <text:p>3309.57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163.87" calcext:value-type="float">
            <text:p>4163.87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3]*[.B23]" office:value-type="float" office:value="4649155.3161" calcext:value-type="float">
            <text:p>4649155.3161</text:p>
          </table:table-cell>
          <table:table-cell office:value-type="float" office:value="3224.58" calcext:value-type="float">
            <text:p>3224.58</text:p>
          </table:table-cell>
          <table:table-cell/>
        </table:table-row>
        <table:table-row table:style-name="ro1">
          <table:table-cell office:value-type="string" calcext:value-type="string">
            <text:p>11:00:00 AM</text:p>
          </table:table-cell>
          <table:table-cell office:value-type="float" office:value="2354.83" calcext:value-type="float">
            <text:p>2354.83</text:p>
          </table:table-cell>
          <table:table-cell office:value-type="float" office:value="3508.22" calcext:value-type="float">
            <text:p>3508.22</text:p>
          </table:table-cell>
          <table:table-cell office:value-type="float" office:value="0" calcext:value-type="float">
            <text:p>0</text:p>
          </table:table-cell>
          <table:table-cell office:value-type="float" office:value="1153.38" calcext:value-type="float">
            <text:p>1153.38</text:p>
          </table:table-cell>
          <table:table-cell office:value-type="float" office:value="4805.6" calcext:value-type="float">
            <text:p>4805.6</text:p>
          </table:table-cell>
          <table:table-cell office:value-type="float" office:value="-0.0100000000002183" calcext:value-type="float">
            <text:p>-0.0100000000002183</text:p>
          </table:table-cell>
          <table:table-cell table:formula="of:=[.B24]*[.B24]" office:value-type="float" office:value="5545224.3289" calcext:value-type="float">
            <text:p>5545224.3289</text:p>
          </table:table-cell>
          <table:table-cell office:value-type="float" office:value="3214.73" calcext:value-type="float">
            <text:p>3214.73</text:p>
          </table:table-cell>
          <table:table-cell/>
        </table:table-row>
        <table:table-row table:style-name="ro1">
          <table:table-cell office:value-type="string" calcext:value-type="string">
            <text:p>11:30:00 AM</text:p>
          </table:table-cell>
          <table:table-cell office:value-type="float" office:value="4766.86" calcext:value-type="float">
            <text:p>4766.86</text:p>
          </table:table-cell>
          <table:table-cell office:value-type="float" office:value="3701.8" calcext:value-type="float">
            <text:p>3701.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748.09" calcext:value-type="float">
            <text:p>4748.09</text:p>
          </table:table-cell>
          <table:table-cell office:value-type="float" office:value="0" calcext:value-type="float">
            <text:p>0</text:p>
          </table:table-cell>
          <table:table-cell table:formula="of:=[.B25]*[.B25]" office:value-type="float" office:value="22722954.2596" calcext:value-type="float">
            <text:p>22722954.2596</text:p>
          </table:table-cell>
          <table:table-cell office:value-type="float" office:value="3218.06" calcext:value-type="float">
            <text:p>3218.06</text:p>
          </table:table-cell>
          <table:table-cell/>
        </table:table-row>
        <table:table-row table:style-name="ro1">
          <table:table-cell office:value-type="string" calcext:value-type="string">
            <text:p>12:00:00 PM</text:p>
          </table:table-cell>
          <table:table-cell office:value-type="float" office:value="4853.01" calcext:value-type="float">
            <text:p>4853.01</text:p>
          </table:table-cell>
          <table:table-cell office:value-type="float" office:value="3787.94" calcext:value-type="float">
            <text:p>3787.9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452.87" calcext:value-type="float">
            <text:p>1452.87</text:p>
          </table:table-cell>
          <table:table-cell office:value-type="float" office:value="4068.913" calcext:value-type="float">
            <text:p>4068.913</text:p>
          </table:table-cell>
          <table:table-cell office:value-type="float" office:value="-0.00300000000061118" calcext:value-type="float">
            <text:p>-0.00300000000061118</text:p>
          </table:table-cell>
          <table:table-cell table:formula="of:=[.B26]*[.B26]" office:value-type="float" office:value="23551706.0601" calcext:value-type="float">
            <text:p>23551706.0601</text:p>
          </table:table-cell>
          <table:table-cell office:value-type="float" office:value="3222.5" calcext:value-type="float">
            <text:p>3222.5</text:p>
          </table:table-cell>
          <table:table-cell/>
        </table:table-row>
        <table:table-row table:style-name="ro1">
          <table:table-cell office:value-type="string" calcext:value-type="string">
            <text:p>12:30:00 PM</text:p>
          </table:table-cell>
          <table:table-cell office:value-type="float" office:value="3874.74" calcext:value-type="float">
            <text:p>3874.74</text:p>
          </table:table-cell>
          <table:table-cell office:value-type="float" office:value="3756.36" calcext:value-type="float">
            <text:p>3756.36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295.9" calcext:value-type="float">
            <text:p>2295.9</text:p>
          </table:table-cell>
          <table:table-cell office:value-type="float" office:value="0" calcext:value-type="float">
            <text:p>0</text:p>
          </table:table-cell>
          <table:table-cell table:formula="of:=[.B27]*[.B27]" office:value-type="float" office:value="15013610.0676" calcext:value-type="float">
            <text:p>15013610.0676</text:p>
          </table:table-cell>
          <table:table-cell office:value-type="float" office:value="3255.43" calcext:value-type="float">
            <text:p>3255.43</text:p>
          </table:table-cell>
          <table:table-cell/>
        </table:table-row>
        <table:table-row table:style-name="ro1">
          <table:table-cell office:value-type="string" calcext:value-type="string">
            <text:p>01:00:00 PM</text:p>
          </table:table-cell>
          <table:table-cell office:value-type="float" office:value="3703.21" calcext:value-type="float">
            <text:p>3703.21</text:p>
          </table:table-cell>
          <table:table-cell office:value-type="float" office:value="3584.83" calcext:value-type="float">
            <text:p>3584.8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2399.55" calcext:value-type="float">
            <text:p>2399.55</text:p>
          </table:table-cell>
          <table:table-cell office:value-type="float" office:value="2474.917" calcext:value-type="float">
            <text:p>2474.91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28]*[.B28]" office:value-type="float" office:value="13713764.3041" calcext:value-type="float">
            <text:p>13713764.3041</text:p>
          </table:table-cell>
          <table:table-cell office:value-type="float" office:value="3297.26" calcext:value-type="float">
            <text:p>3297.26</text:p>
          </table:table-cell>
          <table:table-cell/>
        </table:table-row>
        <table:table-row table:style-name="ro1">
          <table:table-cell office:value-type="string" calcext:value-type="string">
            <text:p>01:30:00 PM</text:p>
          </table:table-cell>
          <table:table-cell office:value-type="float" office:value="4600.17" calcext:value-type="float">
            <text:p>4600.17</text:p>
          </table:table-cell>
          <table:table-cell office:value-type="float" office:value="3317.47" calcext:value-type="float">
            <text:p>3317.4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4091.88" calcext:value-type="float">
            <text:p>4091.88</text:p>
          </table:table-cell>
          <table:table-cell office:value-type="float" office:value="0" calcext:value-type="float">
            <text:p>0</text:p>
          </table:table-cell>
          <table:table-cell table:formula="of:=[.B29]*[.B29]" office:value-type="float" office:value="21161564.0289" calcext:value-type="float">
            <text:p>21161564.0289</text:p>
          </table:table-cell>
          <table:table-cell office:value-type="float" office:value="3329.25" calcext:value-type="float">
            <text:p>3329.25</text:p>
          </table:table-cell>
          <table:table-cell/>
        </table:table-row>
        <table:table-row table:style-name="ro1">
          <table:table-cell office:value-type="string" calcext:value-type="string">
            <text:p>02:00:00 PM</text:p>
          </table:table-cell>
          <table:table-cell office:value-type="float" office:value="4443.43" calcext:value-type="float">
            <text:p>4443.43</text:p>
          </table:table-cell>
          <table:table-cell office:value-type="float" office:value="3160.73" calcext:value-type="float">
            <text:p>3160.73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235.23" calcext:value-type="float">
            <text:p>1235.23</text:p>
          </table:table-cell>
          <table:table-cell office:value-type="float" office:value="3502.533" calcext:value-type="float">
            <text:p>3502.53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0]*[.B30]" office:value-type="float" office:value="19744070.1649" calcext:value-type="float">
            <text:p>19744070.1649</text:p>
          </table:table-cell>
          <table:table-cell office:value-type="float" office:value="3365.76" calcext:value-type="float">
            <text:p>3365.76</text:p>
          </table:table-cell>
          <table:table-cell/>
        </table:table-row>
        <table:table-row table:style-name="ro1">
          <table:table-cell office:value-type="string" calcext:value-type="string">
            <text:p>02:30:00 PM</text:p>
          </table:table-cell>
          <table:table-cell office:value-type="float" office:value="3685.26" calcext:value-type="float">
            <text:p>3685.26</text:p>
          </table:table-cell>
          <table:table-cell office:value-type="float" office:value="3067.77" calcext:value-type="float">
            <text:p>3067.77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721.113" calcext:value-type="float">
            <text:p>2721.11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1]*[.B31]" office:value-type="float" office:value="13581141.2676" calcext:value-type="float">
            <text:p>13581141.2676</text:p>
          </table:table-cell>
          <table:table-cell office:value-type="float" office:value="3413.68" calcext:value-type="float">
            <text:p>3413.68</text:p>
          </table:table-cell>
          <table:table-cell/>
        </table:table-row>
        <table:table-row table:style-name="ro1">
          <table:table-cell office:value-type="string" calcext:value-type="string">
            <text:p>03:00:00 PM</text:p>
          </table:table-cell>
          <table:table-cell office:value-type="float" office:value="3623.39" calcext:value-type="float">
            <text:p>3623.39</text:p>
          </table:table-cell>
          <table:table-cell office:value-type="float" office:value="3005.9" calcext:value-type="float">
            <text:p>3005.9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643.783" calcext:value-type="float">
            <text:p>2643.78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32]*[.B32]" office:value-type="float" office:value="13128955.0921" calcext:value-type="float">
            <text:p>13128955.0921</text:p>
          </table:table-cell>
          <table:table-cell office:value-type="float" office:value="3460.8" calcext:value-type="float">
            <text:p>3460.8</text:p>
          </table:table-cell>
          <table:table-cell/>
        </table:table-row>
        <table:table-row table:style-name="ro1">
          <table:table-cell office:value-type="string" calcext:value-type="string">
            <text:p>03:30:00 PM</text:p>
          </table:table-cell>
          <table:table-cell office:value-type="float" office:value="3753.92" calcext:value-type="float">
            <text:p>3753.92</text:p>
          </table:table-cell>
          <table:table-cell office:value-type="float" office:value="2939.88" calcext:value-type="float">
            <text:p>2939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1970.96" calcext:value-type="float">
            <text:p>1970.96</text:p>
          </table:table-cell>
          <table:table-cell office:value-type="float" office:value="0" calcext:value-type="float">
            <text:p>0</text:p>
          </table:table-cell>
          <table:table-cell table:formula="of:=[.B33]*[.B33]" office:value-type="float" office:value="14091915.3664" calcext:value-type="float">
            <text:p>14091915.3664</text:p>
          </table:table-cell>
          <table:table-cell office:value-type="float" office:value="3503.91" calcext:value-type="float">
            <text:p>3503.91</text:p>
          </table:table-cell>
          <table:table-cell/>
        </table:table-row>
        <table:table-row table:style-name="ro1">
          <table:table-cell office:value-type="string" calcext:value-type="string">
            <text:p>04:00:00 PM</text:p>
          </table:table-cell>
          <table:table-cell office:value-type="float" office:value="3690.92" calcext:value-type="float">
            <text:p>3690.92</text:p>
          </table:table-cell>
          <table:table-cell office:value-type="float" office:value="2876.88" calcext:value-type="float">
            <text:p>2876.8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703.89" calcext:value-type="float">
            <text:p>1703.89</text:p>
          </table:table-cell>
          <table:table-cell office:value-type="float" office:value="2285.637" calcext:value-type="float">
            <text:p>2285.63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34]*[.B34]" office:value-type="float" office:value="13622890.4464" calcext:value-type="float">
            <text:p>13622890.4464</text:p>
          </table:table-cell>
          <table:table-cell office:value-type="float" office:value="3545.55" calcext:value-type="float">
            <text:p>3545.55</text:p>
          </table:table-cell>
          <table:table-cell/>
        </table:table-row>
        <table:table-row table:style-name="ro1">
          <table:table-cell office:value-type="string" calcext:value-type="string">
            <text:p>04:30:00 PM</text:p>
          </table:table-cell>
          <table:table-cell office:value-type="float" office:value="4229.42" calcext:value-type="float">
            <text:p>4229.42</text:p>
          </table:table-cell>
          <table:table-cell office:value-type="float" office:value="2860.24" calcext:value-type="float">
            <text:p>2860.24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4393.68" calcext:value-type="float">
            <text:p>4393.68</text:p>
          </table:table-cell>
          <table:table-cell office:value-type="float" office:value="0" calcext:value-type="float">
            <text:p>0</text:p>
          </table:table-cell>
          <table:table-cell table:formula="of:=[.B35]*[.B35]" office:value-type="float" office:value="17887993.5364" calcext:value-type="float">
            <text:p>17887993.5364</text:p>
          </table:table-cell>
          <table:table-cell office:value-type="float" office:value="3576.08" calcext:value-type="float">
            <text:p>3576.08</text:p>
          </table:table-cell>
          <table:table-cell/>
        </table:table-row>
        <table:table-row table:style-name="ro1">
          <table:table-cell office:value-type="string" calcext:value-type="string">
            <text:p>05:00:00 PM</text:p>
          </table:table-cell>
          <table:table-cell office:value-type="float" office:value="4268.46" calcext:value-type="float">
            <text:p>4268.46</text:p>
          </table:table-cell>
          <table:table-cell office:value-type="float" office:value="2899.28" calcext:value-type="float">
            <text:p>2899.28</text:p>
          </table:table-cell>
          <table:table-cell office:value-type="float" office:value="2517.93" calcext:value-type="float">
            <text:p>2517.93</text:p>
          </table:table-cell>
          <table:table-cell office:value-type="float" office:value="1148.75" calcext:value-type="float">
            <text:p>1148.75</text:p>
          </table:table-cell>
          <table:table-cell office:value-type="float" office:value="3262.203" calcext:value-type="float">
            <text:p>3262.20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6]*[.B36]" office:value-type="float" office:value="18219750.7716" calcext:value-type="float">
            <text:p>18219750.7716</text:p>
          </table:table-cell>
          <table:table-cell office:value-type="float" office:value="3601.76" calcext:value-type="float">
            <text:p>3601.76</text:p>
          </table:table-cell>
          <table:table-cell/>
        </table:table-row>
        <table:table-row table:style-name="ro1">
          <table:table-cell office:value-type="string" calcext:value-type="string">
            <text:p>05:30:00 PM</text:p>
          </table:table-cell>
          <table:table-cell office:value-type="float" office:value="2452.64" calcext:value-type="float">
            <text:p>2452.64</text:p>
          </table:table-cell>
          <table:table-cell office:value-type="float" office:value="2984.74" calcext:value-type="float">
            <text:p>2984.74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3592.253" calcext:value-type="float">
            <text:p>3592.25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37]*[.B37]" office:value-type="float" office:value="6015442.9696" calcext:value-type="float">
            <text:p>6015442.9696</text:p>
          </table:table-cell>
          <table:table-cell office:value-type="float" office:value="3612.43" calcext:value-type="float">
            <text:p>3612.43</text:p>
          </table:table-cell>
          <table:table-cell/>
        </table:table-row>
        <table:table-row table:style-name="ro1">
          <table:table-cell office:value-type="string" calcext:value-type="string">
            <text:p>06:00:00 PM</text:p>
          </table:table-cell>
          <table:table-cell office:value-type="float" office:value="2607.8" calcext:value-type="float">
            <text:p>2607.8</text:p>
          </table:table-cell>
          <table:table-cell office:value-type="float" office:value="3139.9" calcext:value-type="float">
            <text:p>3139.9</text:p>
          </table:table-cell>
          <table:table-cell office:value-type="float" office:value="0" calcext:value-type="float">
            <text:p>0</text:p>
          </table:table-cell>
          <table:table-cell office:value-type="float" office:value="532.094" calcext:value-type="float">
            <text:p>532.094</text:p>
          </table:table-cell>
          <table:table-cell office:value-type="float" office:value="4179.629" calcext:value-type="float">
            <text:p>4179.629</text:p>
          </table:table-cell>
          <table:table-cell office:value-type="float" office:value="0.00100000000020373" calcext:value-type="float">
            <text:p>0.00100000000020373</text:p>
          </table:table-cell>
          <table:table-cell table:formula="of:=[.B38]*[.B38]" office:value-type="float" office:value="6800620.84" calcext:value-type="float">
            <text:p>6800620.84</text:p>
          </table:table-cell>
          <table:table-cell office:value-type="float" office:value="3618.44" calcext:value-type="float">
            <text:p>3618.44</text:p>
          </table:table-cell>
          <table:table-cell/>
        </table:table-row>
        <table:table-row table:style-name="ro1">
          <table:table-cell office:value-type="string" calcext:value-type="string">
            <text:p>06:30:00 PM</text:p>
          </table:table-cell>
          <table:table-cell office:value-type="float" office:value="3389.9" calcext:value-type="float">
            <text:p>3389.9</text:p>
          </table:table-cell>
          <table:table-cell office:value-type="float" office:value="3450.21" calcext:value-type="float">
            <text:p>3450.21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5039.2991" calcext:value-type="float">
            <text:p>5039.2991</text:p>
          </table:table-cell>
          <table:table-cell office:value-type="float" office:value="0.000900000000001455" calcext:value-type="float">
            <text:p>0.000900000000001455</text:p>
          </table:table-cell>
          <table:table-cell table:formula="of:=[.B39]*[.B39]" office:value-type="float" office:value="11491422.01" calcext:value-type="float">
            <text:p>11491422.01</text:p>
          </table:table-cell>
          <table:table-cell office:value-type="float" office:value="3609.93" calcext:value-type="float">
            <text:p>3609.93</text:p>
          </table:table-cell>
          <table:table-cell/>
        </table:table-row>
        <table:table-row table:style-name="ro1">
          <table:table-cell office:value-type="string" calcext:value-type="string">
            <text:p>07:00:00 PM</text:p>
          </table:table-cell>
          <table:table-cell office:value-type="float" office:value="3798.27" calcext:value-type="float">
            <text:p>3798.27</text:p>
          </table:table-cell>
          <table:table-cell office:value-type="float" office:value="3858.59" calcext:value-type="float">
            <text:p>3858.59</text:p>
          </table:table-cell>
          <table:table-cell office:value-type="float" office:value="0" calcext:value-type="float">
            <text:p>0</text:p>
          </table:table-cell>
          <table:table-cell office:value-type="float" office:value="60.3139" calcext:value-type="float">
            <text:p>60.3139</text:p>
          </table:table-cell>
          <table:table-cell office:value-type="float" office:value="6336.6261" calcext:value-type="float">
            <text:p>6336.6261</text:p>
          </table:table-cell>
          <table:table-cell office:value-type="float" office:value="0.00390000000061264" calcext:value-type="float">
            <text:p>0.00390000000061264</text:p>
          </table:table-cell>
          <table:table-cell table:formula="of:=[.B40]*[.B40]" office:value-type="float" office:value="14426854.9929" calcext:value-type="float">
            <text:p>14426854.9929</text:p>
          </table:table-cell>
          <table:table-cell office:value-type="float" office:value="3592.18" calcext:value-type="float">
            <text:p>3592.18</text:p>
          </table:table-cell>
          <table:table-cell/>
        </table:table-row>
        <table:table-row table:style-name="ro1">
          <table:table-cell office:value-type="string" calcext:value-type="string">
            <text:p>07:30:00 PM</text:p>
          </table:table-cell>
          <table:table-cell table:number-columns-repeated="2" office:value-type="float" office:value="4102.71" calcext:value-type="float">
            <text:p>410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1.817" calcext:value-type="float">
            <text:p>5521.81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1]*[.B41]" office:value-type="float" office:value="16832229.3441" calcext:value-type="float">
            <text:p>16832229.3441</text:p>
          </table:table-cell>
          <table:table-cell office:value-type="float" office:value="3566.75" calcext:value-type="float">
            <text:p>3566.75</text:p>
          </table:table-cell>
          <table:table-cell/>
        </table:table-row>
        <table:table-row table:style-name="ro1">
          <table:table-cell office:value-type="string" calcext:value-type="string">
            <text:p>08:00:00 PM</text:p>
          </table:table-cell>
          <table:table-cell table:number-columns-repeated="2" office:value-type="float" office:value="4255.44" calcext:value-type="float">
            <text:p>4255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6.153" calcext:value-type="float">
            <text:p>6106.153</text:p>
          </table:table-cell>
          <table:table-cell office:value-type="float" office:value="0.0069999999996071" calcext:value-type="float">
            <text:p>0.0069999999996071</text:p>
          </table:table-cell>
          <table:table-cell table:formula="of:=[.B42]*[.B42]" office:value-type="float" office:value="18108769.5936" calcext:value-type="float">
            <text:p>18108769.5936</text:p>
          </table:table-cell>
          <table:table-cell office:value-type="float" office:value="3537.12" calcext:value-type="float">
            <text:p>3537.12</text:p>
          </table:table-cell>
          <table:table-cell/>
        </table:table-row>
        <table:table-row table:style-name="ro1">
          <table:table-cell office:value-type="string" calcext:value-type="string">
            <text:p>08:30:00 PM</text:p>
          </table:table-cell>
          <table:table-cell table:number-columns-repeated="2" office:value-type="float" office:value="4263.73" calcext:value-type="float">
            <text:p>4263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3.087" calcext:value-type="float">
            <text:p>5723.087</text:p>
          </table:table-cell>
          <table:table-cell office:value-type="float" office:value="-0.0069999999996071" calcext:value-type="float">
            <text:p>-0.0069999999996071</text:p>
          </table:table-cell>
          <table:table-cell table:formula="of:=[.B43]*[.B43]" office:value-type="float" office:value="18179393.5129" calcext:value-type="float">
            <text:p>18179393.5129</text:p>
          </table:table-cell>
          <table:table-cell office:value-type="float" office:value="3505.3" calcext:value-type="float">
            <text:p>3505.3</text:p>
          </table:table-cell>
          <table:table-cell/>
        </table:table-row>
        <table:table-row table:style-name="ro1">
          <table:table-cell office:value-type="string" calcext:value-type="string">
            <text:p>09:00:00 PM</text:p>
          </table:table-cell>
          <table:table-cell table:number-columns-repeated="2" office:value-type="float" office:value="4192.99" calcext:value-type="float">
            <text:p>4192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8.093" calcext:value-type="float">
            <text:p>6028.093</text:p>
          </table:table-cell>
          <table:table-cell office:value-type="float" office:value="-0.00299999999970169" calcext:value-type="float">
            <text:p>-0.00299999999970169</text:p>
          </table:table-cell>
          <table:table-cell table:formula="of:=[.B44]*[.B44]" office:value-type="float" office:value="17581165.1401" calcext:value-type="float">
            <text:p>17581165.1401</text:p>
          </table:table-cell>
          <table:table-cell office:value-type="float" office:value="3472.62" calcext:value-type="float">
            <text:p>3472.62</text:p>
          </table:table-cell>
          <table:table-cell/>
        </table:table-row>
        <table:table-row table:style-name="ro1">
          <table:table-cell office:value-type="string" calcext:value-type="string">
            <text:p>09:30:00 PM</text:p>
          </table:table-cell>
          <table:table-cell table:number-columns-repeated="2" office:value-type="float" office:value="4097.72" calcext:value-type="float">
            <text:p>409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5.577" calcext:value-type="float">
            <text:p>5515.57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5]*[.B45]" office:value-type="float" office:value="16791309.1984" calcext:value-type="float">
            <text:p>16791309.1984</text:p>
          </table:table-cell>
          <table:table-cell office:value-type="float" office:value="3439.87" calcext:value-type="float">
            <text:p>3439.87</text:p>
          </table:table-cell>
          <table:table-cell/>
        </table:table-row>
        <table:table-row table:style-name="ro1">
          <table:table-cell office:value-type="string" calcext:value-type="string">
            <text:p>10:00:00 PM</text:p>
          </table:table-cell>
          <table:table-cell table:number-columns-repeated="2" office:value-type="float" office:value="3971.15" calcext:value-type="float">
            <text:p>3971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3.93" calcext:value-type="float">
            <text:p>4963.93</text:p>
          </table:table-cell>
          <table:table-cell office:value-type="float" office:value="0" calcext:value-type="float">
            <text:p>0</text:p>
          </table:table-cell>
          <table:table-cell table:formula="of:=[.B46]*[.B46]" office:value-type="float" office:value="15770032.3225" calcext:value-type="float">
            <text:p>15770032.3225</text:p>
          </table:table-cell>
          <table:table-cell office:value-type="float" office:value="3407.72" calcext:value-type="float">
            <text:p>3407.72</text:p>
          </table:table-cell>
          <table:table-cell/>
        </table:table-row>
        <table:table-row table:style-name="ro1">
          <table:table-cell office:value-type="string" calcext:value-type="string">
            <text:p>10:30:00 PM</text:p>
          </table:table-cell>
          <table:table-cell table:number-columns-repeated="2" office:value-type="float" office:value="3784.1" calcext:value-type="float">
            <text:p>3784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3.547" calcext:value-type="float">
            <text:p>5123.547</text:p>
          </table:table-cell>
          <table:table-cell office:value-type="float" office:value="0.00300000000061118" calcext:value-type="float">
            <text:p>0.00300000000061118</text:p>
          </table:table-cell>
          <table:table-cell table:formula="of:=[.B47]*[.B47]" office:value-type="float" office:value="14319412.81" calcext:value-type="float">
            <text:p>14319412.81</text:p>
          </table:table-cell>
          <table:table-cell office:value-type="float" office:value="3377.31" calcext:value-type="float">
            <text:p>3377.31</text:p>
          </table:table-cell>
          <table:table-cell/>
        </table:table-row>
        <table:table-row table:style-name="ro1">
          <table:table-cell office:value-type="string" calcext:value-type="string">
            <text:p>11:00:00 PM</text:p>
          </table:table-cell>
          <table:table-cell table:number-columns-repeated="2" office:value-type="float" office:value="3507.33" calcext:value-type="float">
            <text:p>350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4.44" calcext:value-type="float">
            <text:p>5564.44</text:p>
          </table:table-cell>
          <table:table-cell office:value-type="float" office:value="0" calcext:value-type="float">
            <text:p>0</text:p>
          </table:table-cell>
          <table:table-cell table:formula="of:=[.B48]*[.B48]" office:value-type="float" office:value="12301363.7289" calcext:value-type="float">
            <text:p>12301363.7289</text:p>
          </table:table-cell>
          <table:table-cell office:value-type="float" office:value="3350.99" calcext:value-type="float">
            <text:p>3350.99</text:p>
          </table:table-cell>
          <table:table-cell/>
        </table:table-row>
        <table:table-row table:style-name="ro1">
          <table:table-cell office:value-type="string" calcext:value-type="string">
            <text:p>11:30:00 PM</text:p>
          </table:table-cell>
          <table:table-cell table:number-columns-repeated="2" office:value-type="float" office:value="3186.18" calcext:value-type="float">
            <text:p>318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.147" calcext:value-type="float">
            <text:p>4376.147</text:p>
          </table:table-cell>
          <table:table-cell office:value-type="float" office:value="0.00299999999970169" calcext:value-type="float">
            <text:p>0.00299999999970169</text:p>
          </table:table-cell>
          <table:table-cell table:formula="of:=[.B49]*[.B49]" office:value-type="float" office:value="10151742.9924" calcext:value-type="float">
            <text:p>10151742.9924</text:p>
          </table:table-cell>
          <table:table-cell office:value-type="float" office:value="3329.33" calcext:value-type="float">
            <text:p>3329.33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formula="of:=AVERAGE([.H2:.H49])" office:value-type="float" office:value="10334510.6028208" calcext:value-type="float">
            <text:p>10334510.6028208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6"/>
          <table:table-cell table:formula="of:=SQRT([.H51])" office:value-type="float" office:value="3214.73336418759" calcext:value-type="float">
            <text:p>3214.7333641875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7T21:53:31.418211921</dc:date>
    <meta:editing-duration>PT1H19M30S</meta:editing-duration>
    <meta:editing-cycles>7</meta:editing-cycles>
    <meta:generator>LibreOffice/7.3.7.2$Linux_X86_64 LibreOffice_project/30$Build-2</meta:generator>
    <meta:document-statistic meta:table-count="25" meta:cell-count="11000" meta:object-count="2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3 - cost : 3284</text:p>
        </chart:subtitle>
        <chart:legend chart:legend-position="end" svg:x="18.303cm" svg:y="5.238cm" style:legend-expansion="high" chart:style-name="ch4"/>
        <chart:plot-area chart:style-name="ch5" table:cell-range-address="'2'.A1:'2'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'.A2:'2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2'.B2:'2'.B49" chart:label-cell-address="'2'.B1:'2'.B1" chart:class="chart:line">
            <chart:data-point chart:repeated="48"/>
          </chart:series>
          <chart:series chart:style-name="ch10" chart:values-cell-range-address="'2'.C2:'2'.C49" chart:label-cell-address="'2'.C1:'2'.C1" chart:class="chart:line">
            <chart:data-point chart:repeated="48"/>
          </chart:series>
          <chart:series chart:style-name="ch11" chart:values-cell-range-address="'2'.D2:'2'.D49" chart:label-cell-address="'2'.D1:'2'.D1" chart:class="chart:line">
            <chart:data-point chart:repeated="48"/>
          </chart:series>
          <chart:series chart:style-name="ch12" chart:values-cell-range-address="'2'.E2:'2'.E49" chart:label-cell-address="'2'.E1:'2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'.B1:'2'.B1</svg:desc>
                </draw:g>
              </table:table-cell>
              <table:table-cell office:value-type="string">
                <text:p> demand load [W]</text:p>
                <draw:g>
                  <svg:desc>'2'.C1:'2'.C1</svg:desc>
                </draw:g>
              </table:table-cell>
              <table:table-cell office:value-type="string">
                <text:p> variable load [W]</text:p>
                <draw:g>
                  <svg:desc>'2'.D1:'2'.D1</svg:desc>
                </draw:g>
              </table:table-cell>
              <table:table-cell office:value-type="string">
                <text:p> PV [W] </text:p>
                <draw:g>
                  <svg:desc>'2'.E1:'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'.A2:'2'.A49</svg:desc>
                </draw:g>
              </table:table-cell>
              <table:table-cell office:value-type="float" office:value="3022.34">
                <text:p>3022.34</text:p>
                <draw:g>
                  <svg:desc>'2'.B2:'2'.B49</svg:desc>
                </draw:g>
              </table:table-cell>
              <table:table-cell office:value-type="float" office:value="3022.34">
                <text:p>3022.34</text:p>
                <draw:g>
                  <svg:desc>'2'.C2:'2'.C49</svg:desc>
                </draw:g>
              </table:table-cell>
              <table:table-cell office:value-type="float" office:value="0">
                <text:p>0</text:p>
                <draw:g>
                  <svg:desc>'2'.D2:'2'.D49</svg:desc>
                </draw:g>
              </table:table-cell>
              <table:table-cell office:value-type="float" office:value="0">
                <text:p>0</text:p>
                <draw:g>
                  <svg:desc>'2'.E2:'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9 - cost : 3273</text:p>
        </chart:subtitle>
        <chart:legend chart:legend-position="end" svg:x="18.303cm" svg:y="5.238cm" style:legend-expansion="high" chart:style-name="ch4"/>
        <chart:plot-area chart:style-name="ch5" table:cell-range-address="'18'.A2:'18'.E49 '18'.B1:'18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8'.A2:'18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8'.B2:'18'.B49" chart:label-cell-address="'18'.B1:'18'.B1" chart:class="chart:line">
            <chart:data-point chart:repeated="48"/>
          </chart:series>
          <chart:series chart:style-name="ch10" chart:values-cell-range-address="'18'.C2:'18'.C49" chart:label-cell-address="'18'.C1:'18'.C1" chart:class="chart:line">
            <chart:data-point chart:repeated="48"/>
          </chart:series>
          <chart:series chart:style-name="ch11" chart:values-cell-range-address="'18'.D2:'18'.D49" chart:label-cell-address="'18'.D1:'18'.D1" chart:class="chart:line">
            <chart:data-point chart:repeated="48"/>
          </chart:series>
          <chart:series chart:style-name="ch12" chart:values-cell-range-address="'18'.E2:'18'.E49" chart:label-cell-address="'18'.E1:'18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8'.B1:'18'.B1</svg:desc>
                </draw:g>
              </table:table-cell>
              <table:table-cell office:value-type="string">
                <text:p> demand load [W]</text:p>
                <draw:g>
                  <svg:desc>'18'.C1:'18'.C1</svg:desc>
                </draw:g>
              </table:table-cell>
              <table:table-cell office:value-type="string">
                <text:p> variable load [W]</text:p>
                <draw:g>
                  <svg:desc>'18'.D1:'18'.D1</svg:desc>
                </draw:g>
              </table:table-cell>
              <table:table-cell office:value-type="string">
                <text:p> PV [W] </text:p>
                <draw:g>
                  <svg:desc>'18'.E1:'1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8'.A2:'18'.A49</svg:desc>
                </draw:g>
              </table:table-cell>
              <table:table-cell office:value-type="float" office:value="3022.34">
                <text:p>3022.34</text:p>
                <draw:g>
                  <svg:desc>'18'.B2:'18'.B49</svg:desc>
                </draw:g>
              </table:table-cell>
              <table:table-cell office:value-type="float" office:value="3022.34">
                <text:p>3022.34</text:p>
                <draw:g>
                  <svg:desc>'18'.C2:'18'.C49</svg:desc>
                </draw:g>
              </table:table-cell>
              <table:table-cell office:value-type="float" office:value="0">
                <text:p>0</text:p>
                <draw:g>
                  <svg:desc>'18'.D2:'18'.D49</svg:desc>
                </draw:g>
              </table:table-cell>
              <table:table-cell office:value-type="float" office:value="0">
                <text:p>0</text:p>
                <draw:g>
                  <svg:desc>'18'.E2:'18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1 - cost : 3232</text:p>
        </chart:subtitle>
        <chart:legend chart:legend-position="end" svg:x="18.303cm" svg:y="5.238cm" style:legend-expansion="high" chart:style-name="ch4"/>
        <chart:plot-area chart:style-name="ch5" table:cell-range-address="'20'.A2:'20'.E49 '20'.B1:'20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0'.A2:'20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20'.B2:'20'.B49" chart:label-cell-address="'20'.B1:'20'.B1" chart:class="chart:line">
            <chart:data-point chart:repeated="48"/>
          </chart:series>
          <chart:series chart:style-name="ch10" chart:values-cell-range-address="'20'.C2:'20'.C49" chart:label-cell-address="'20'.C1:'20'.C1" chart:class="chart:line">
            <chart:data-point chart:repeated="48"/>
          </chart:series>
          <chart:series chart:style-name="ch11" chart:values-cell-range-address="'20'.D2:'20'.D49" chart:label-cell-address="'20'.D1:'20'.D1" chart:class="chart:line">
            <chart:data-point chart:repeated="48"/>
          </chart:series>
          <chart:series chart:style-name="ch12" chart:values-cell-range-address="'20'.E2:'20'.E49" chart:label-cell-address="'20'.E1:'20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0'.B1:'20'.B1</svg:desc>
                </draw:g>
              </table:table-cell>
              <table:table-cell office:value-type="string">
                <text:p> demand load [W]</text:p>
                <draw:g>
                  <svg:desc>'20'.C1:'20'.C1</svg:desc>
                </draw:g>
              </table:table-cell>
              <table:table-cell office:value-type="string">
                <text:p> variable load [W]</text:p>
                <draw:g>
                  <svg:desc>'20'.D1:'20'.D1</svg:desc>
                </draw:g>
              </table:table-cell>
              <table:table-cell office:value-type="string">
                <text:p> PV [W] </text:p>
                <draw:g>
                  <svg:desc>'20'.E1:'2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0'.A2:'20'.A49</svg:desc>
                </draw:g>
              </table:table-cell>
              <table:table-cell office:value-type="float" office:value="3022.34">
                <text:p>3022.34</text:p>
                <draw:g>
                  <svg:desc>'20'.B2:'20'.B49</svg:desc>
                </draw:g>
              </table:table-cell>
              <table:table-cell office:value-type="float" office:value="3022.34">
                <text:p>3022.34</text:p>
                <draw:g>
                  <svg:desc>'20'.C2:'20'.C49</svg:desc>
                </draw:g>
              </table:table-cell>
              <table:table-cell office:value-type="float" office:value="0">
                <text:p>0</text:p>
                <draw:g>
                  <svg:desc>'20'.D2:'20'.D49</svg:desc>
                </draw:g>
              </table:table-cell>
              <table:table-cell office:value-type="float" office:value="0">
                <text:p>0</text:p>
                <draw:g>
                  <svg:desc>'20'.E2:'2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3 - cost : 3215</text:p>
        </chart:subtitle>
        <chart:legend chart:legend-position="end" svg:x="18.303cm" svg:y="5.238cm" style:legend-expansion="high" chart:style-name="ch4"/>
        <chart:plot-area chart:style-name="ch5" table:cell-range-address="'22'.A2:'22'.E49 '22'.B1:'22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2'.A2:'22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22'.B2:'22'.B49" chart:label-cell-address="'22'.B1:'22'.B1" chart:class="chart:line">
            <chart:data-point chart:repeated="48"/>
          </chart:series>
          <chart:series chart:style-name="ch10" chart:values-cell-range-address="'22'.C2:'22'.C49" chart:label-cell-address="'22'.C1:'22'.C1" chart:class="chart:line">
            <chart:data-point chart:repeated="48"/>
          </chart:series>
          <chart:series chart:style-name="ch11" chart:values-cell-range-address="'22'.D2:'22'.D49" chart:label-cell-address="'22'.D1:'22'.D1" chart:class="chart:line">
            <chart:data-point chart:repeated="48"/>
          </chart:series>
          <chart:series chart:style-name="ch12" chart:values-cell-range-address="'22'.E2:'22'.E49" chart:label-cell-address="'22'.E1:'22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2'.B1:'22'.B1</svg:desc>
                </draw:g>
              </table:table-cell>
              <table:table-cell office:value-type="string">
                <text:p> demand load [W]</text:p>
                <draw:g>
                  <svg:desc>'22'.C1:'22'.C1</svg:desc>
                </draw:g>
              </table:table-cell>
              <table:table-cell office:value-type="string">
                <text:p> variable load [W]</text:p>
                <draw:g>
                  <svg:desc>'22'.D1:'22'.D1</svg:desc>
                </draw:g>
              </table:table-cell>
              <table:table-cell office:value-type="string">
                <text:p> PV [W] </text:p>
                <draw:g>
                  <svg:desc>'22'.E1:'2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2'.A2:'22'.A49</svg:desc>
                </draw:g>
              </table:table-cell>
              <table:table-cell office:value-type="float" office:value="3022.34">
                <text:p>3022.34</text:p>
                <draw:g>
                  <svg:desc>'22'.B2:'22'.B49</svg:desc>
                </draw:g>
              </table:table-cell>
              <table:table-cell office:value-type="float" office:value="3022.34">
                <text:p>3022.34</text:p>
                <draw:g>
                  <svg:desc>'22'.C2:'22'.C49</svg:desc>
                </draw:g>
              </table:table-cell>
              <table:table-cell office:value-type="float" office:value="0">
                <text:p>0</text:p>
                <draw:g>
                  <svg:desc>'22'.D2:'22'.D49</svg:desc>
                </draw:g>
              </table:table-cell>
              <table:table-cell office:value-type="float" office:value="0">
                <text:p>0</text:p>
                <draw:g>
                  <svg:desc>'22'.E2:'2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5 - cost : 3223</text:p>
        </chart:subtitle>
        <chart:legend chart:legend-position="end" svg:x="18.303cm" svg:y="5.238cm" style:legend-expansion="high" chart:style-name="ch4"/>
        <chart:plot-area chart:style-name="ch5" table:cell-range-address="'24'.A2:'24'.E49 '24'.B1:'24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4'.A2:'24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24'.B2:'24'.B49" chart:label-cell-address="'24'.B1:'24'.B1" chart:class="chart:line">
            <chart:data-point chart:repeated="48"/>
          </chart:series>
          <chart:series chart:style-name="ch10" chart:values-cell-range-address="'24'.C2:'24'.C49" chart:label-cell-address="'24'.C1:'24'.C1" chart:class="chart:line">
            <chart:data-point chart:repeated="48"/>
          </chart:series>
          <chart:series chart:style-name="ch11" chart:values-cell-range-address="'24'.D2:'24'.D49" chart:label-cell-address="'24'.D1:'24'.D1" chart:class="chart:line">
            <chart:data-point chart:repeated="48"/>
          </chart:series>
          <chart:series chart:style-name="ch12" chart:values-cell-range-address="'24'.E2:'24'.E49" chart:label-cell-address="'24'.E1:'24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4'.B1:'24'.B1</svg:desc>
                </draw:g>
              </table:table-cell>
              <table:table-cell office:value-type="string">
                <text:p> demand load [W]</text:p>
                <draw:g>
                  <svg:desc>'24'.C1:'24'.C1</svg:desc>
                </draw:g>
              </table:table-cell>
              <table:table-cell office:value-type="string">
                <text:p> variable load [W]</text:p>
                <draw:g>
                  <svg:desc>'24'.D1:'24'.D1</svg:desc>
                </draw:g>
              </table:table-cell>
              <table:table-cell office:value-type="string">
                <text:p> PV [W] </text:p>
                <draw:g>
                  <svg:desc>'24'.E1:'2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4'.A2:'24'.A49</svg:desc>
                </draw:g>
              </table:table-cell>
              <table:table-cell office:value-type="float" office:value="3022.34">
                <text:p>3022.34</text:p>
                <draw:g>
                  <svg:desc>'24'.B2:'24'.B49</svg:desc>
                </draw:g>
              </table:table-cell>
              <table:table-cell office:value-type="float" office:value="3022.34">
                <text:p>3022.34</text:p>
                <draw:g>
                  <svg:desc>'24'.C2:'24'.C49</svg:desc>
                </draw:g>
              </table:table-cell>
              <table:table-cell office:value-type="float" office:value="0">
                <text:p>0</text:p>
                <draw:g>
                  <svg:desc>'24'.D2:'24'.D49</svg:desc>
                </draw:g>
              </table:table-cell>
              <table:table-cell office:value-type="float" office:value="0">
                <text:p>0</text:p>
                <draw:g>
                  <svg:desc>'24'.E2:'2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7 - cost : 3297</text:p>
        </chart:subtitle>
        <chart:legend chart:legend-position="end" svg:x="18.303cm" svg:y="5.238cm" style:legend-expansion="high" chart:style-name="ch4"/>
        <chart:plot-area chart:style-name="ch5" table:cell-range-address="'26'.A2:'26'.E49 '26'.B1:'26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6'.A2:'26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26'.B2:'26'.B49" chart:label-cell-address="'26'.B1:'26'.B1" chart:class="chart:line">
            <chart:data-point chart:repeated="48"/>
          </chart:series>
          <chart:series chart:style-name="ch11" chart:values-cell-range-address="'26'.C2:'26'.C49" chart:label-cell-address="'26'.C1:'26'.C1" chart:class="chart:line">
            <chart:data-point chart:repeated="48"/>
          </chart:series>
          <chart:series chart:style-name="ch12" chart:values-cell-range-address="'26'.D2:'26'.D49" chart:label-cell-address="'26'.D1:'26'.D1" chart:class="chart:line">
            <chart:data-point chart:repeated="48"/>
          </chart:series>
          <chart:series chart:style-name="ch13" chart:values-cell-range-address="'26'.E2:'26'.E49" chart:label-cell-address="'26'.E1:'26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6'.B1:'26'.B1</svg:desc>
                </draw:g>
              </table:table-cell>
              <table:table-cell office:value-type="string">
                <text:p> demand load [W]</text:p>
                <draw:g>
                  <svg:desc>'26'.C1:'26'.C1</svg:desc>
                </draw:g>
              </table:table-cell>
              <table:table-cell office:value-type="string">
                <text:p> variable load [W]</text:p>
                <draw:g>
                  <svg:desc>'26'.D1:'26'.D1</svg:desc>
                </draw:g>
              </table:table-cell>
              <table:table-cell office:value-type="string">
                <text:p> PV [W] </text:p>
                <draw:g>
                  <svg:desc>'26'.E1:'2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6'.A2:'26'.A49</svg:desc>
                </draw:g>
              </table:table-cell>
              <table:table-cell office:value-type="float" office:value="3022.34">
                <text:p>3022.34</text:p>
                <draw:g>
                  <svg:desc>'26'.B2:'26'.B49</svg:desc>
                </draw:g>
              </table:table-cell>
              <table:table-cell office:value-type="float" office:value="3022.34">
                <text:p>3022.34</text:p>
                <draw:g>
                  <svg:desc>'26'.C2:'26'.C49</svg:desc>
                </draw:g>
              </table:table-cell>
              <table:table-cell office:value-type="float" office:value="0">
                <text:p>0</text:p>
                <draw:g>
                  <svg:desc>'26'.D2:'26'.D49</svg:desc>
                </draw:g>
              </table:table-cell>
              <table:table-cell office:value-type="float" office:value="0">
                <text:p>0</text:p>
                <draw:g>
                  <svg:desc>'26'.E2:'2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9 - cost : 3366</text:p>
        </chart:subtitle>
        <chart:legend chart:legend-position="end" svg:x="18.303cm" svg:y="5.238cm" style:legend-expansion="high" chart:style-name="ch4"/>
        <chart:plot-area chart:style-name="ch5" table:cell-range-address="'28'.A2:'28'.E49 '28'.B1:'28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28'.A2:'28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28'.B2:'28'.B49" chart:label-cell-address="'28'.B1:'28'.B1" chart:class="chart:line">
            <chart:data-point chart:repeated="48"/>
          </chart:series>
          <chart:series chart:style-name="ch11" chart:values-cell-range-address="'28'.C2:'28'.C49" chart:label-cell-address="'28'.C1:'28'.C1" chart:class="chart:line">
            <chart:data-point chart:repeated="48"/>
          </chart:series>
          <chart:series chart:style-name="ch12" chart:values-cell-range-address="'28'.D2:'28'.D49" chart:label-cell-address="'28'.D1:'28'.D1" chart:class="chart:line">
            <chart:data-point chart:repeated="48"/>
          </chart:series>
          <chart:series chart:style-name="ch13" chart:values-cell-range-address="'28'.E2:'28'.E49" chart:label-cell-address="'28'.E1:'28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28'.B1:'28'.B1</svg:desc>
                </draw:g>
              </table:table-cell>
              <table:table-cell office:value-type="string">
                <text:p> demand load [W]</text:p>
                <draw:g>
                  <svg:desc>'28'.C1:'28'.C1</svg:desc>
                </draw:g>
              </table:table-cell>
              <table:table-cell office:value-type="string">
                <text:p> variable load [W]</text:p>
                <draw:g>
                  <svg:desc>'28'.D1:'28'.D1</svg:desc>
                </draw:g>
              </table:table-cell>
              <table:table-cell office:value-type="string">
                <text:p> PV [W] </text:p>
                <draw:g>
                  <svg:desc>'28'.E1:'2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28'.A2:'28'.A49</svg:desc>
                </draw:g>
              </table:table-cell>
              <table:table-cell office:value-type="float" office:value="3022.34">
                <text:p>3022.34</text:p>
                <draw:g>
                  <svg:desc>'28'.B2:'28'.B49</svg:desc>
                </draw:g>
              </table:table-cell>
              <table:table-cell office:value-type="float" office:value="3022.34">
                <text:p>3022.34</text:p>
                <draw:g>
                  <svg:desc>'28'.C2:'28'.C49</svg:desc>
                </draw:g>
              </table:table-cell>
              <table:table-cell office:value-type="float" office:value="0">
                <text:p>0</text:p>
                <draw:g>
                  <svg:desc>'28'.D2:'28'.D49</svg:desc>
                </draw:g>
              </table:table-cell>
              <table:table-cell office:value-type="float" office:value="0">
                <text:p>0</text:p>
                <draw:g>
                  <svg:desc>'28'.E2:'28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31 - cost : 3461</text:p>
        </chart:subtitle>
        <chart:legend chart:legend-position="end" svg:x="18.303cm" svg:y="5.238cm" style:legend-expansion="high" chart:style-name="ch4"/>
        <chart:plot-area chart:style-name="ch5" table:cell-range-address="'30'.A2:'30'.E49 '30'.B1:'30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30'.A2:'30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30'.B2:'30'.B49" chart:label-cell-address="'30'.B1:'30'.B1" chart:class="chart:line">
            <chart:data-point chart:repeated="48"/>
          </chart:series>
          <chart:series chart:style-name="ch11" chart:values-cell-range-address="'30'.C2:'30'.C49" chart:label-cell-address="'30'.C1:'30'.C1" chart:class="chart:line">
            <chart:data-point chart:repeated="48"/>
          </chart:series>
          <chart:series chart:style-name="ch12" chart:values-cell-range-address="'30'.D2:'30'.D49" chart:label-cell-address="'30'.D1:'30'.D1" chart:class="chart:line">
            <chart:data-point chart:repeated="48"/>
          </chart:series>
          <chart:series chart:style-name="ch13" chart:values-cell-range-address="'30'.E2:'30'.E49" chart:label-cell-address="'30'.E1:'30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30'.B1:'30'.B1</svg:desc>
                </draw:g>
              </table:table-cell>
              <table:table-cell office:value-type="string">
                <text:p> demand load [W]</text:p>
                <draw:g>
                  <svg:desc>'30'.C1:'30'.C1</svg:desc>
                </draw:g>
              </table:table-cell>
              <table:table-cell office:value-type="string">
                <text:p> variable load [W]</text:p>
                <draw:g>
                  <svg:desc>'30'.D1:'30'.D1</svg:desc>
                </draw:g>
              </table:table-cell>
              <table:table-cell office:value-type="string">
                <text:p> PV [W] </text:p>
                <draw:g>
                  <svg:desc>'30'.E1:'3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30'.A2:'30'.A49</svg:desc>
                </draw:g>
              </table:table-cell>
              <table:table-cell office:value-type="float" office:value="3022.34">
                <text:p>3022.34</text:p>
                <draw:g>
                  <svg:desc>'30'.B2:'30'.B49</svg:desc>
                </draw:g>
              </table:table-cell>
              <table:table-cell office:value-type="float" office:value="3022.34">
                <text:p>3022.34</text:p>
                <draw:g>
                  <svg:desc>'30'.C2:'30'.C49</svg:desc>
                </draw:g>
              </table:table-cell>
              <table:table-cell office:value-type="float" office:value="0">
                <text:p>0</text:p>
                <draw:g>
                  <svg:desc>'30'.D2:'30'.D49</svg:desc>
                </draw:g>
              </table:table-cell>
              <table:table-cell office:value-type="float" office:value="0">
                <text:p>0</text:p>
                <draw:g>
                  <svg:desc>'30'.E2:'3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33 - cost : 3545</text:p>
        </chart:subtitle>
        <chart:legend chart:legend-position="end" svg:x="18.303cm" svg:y="5.238cm" style:legend-expansion="high" chart:style-name="ch4"/>
        <chart:plot-area chart:style-name="ch5" table:cell-range-address="'32'.A2:'32'.E49 '32'.B1:'32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32'.A2:'32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32'.B2:'32'.B49" chart:label-cell-address="'32'.B1:'32'.B1" chart:class="chart:line">
            <chart:data-point chart:repeated="48"/>
          </chart:series>
          <chart:series chart:style-name="ch11" chart:values-cell-range-address="'32'.C2:'32'.C49" chart:label-cell-address="'32'.C1:'32'.C1" chart:class="chart:line">
            <chart:data-point chart:repeated="48"/>
          </chart:series>
          <chart:series chart:style-name="ch12" chart:values-cell-range-address="'32'.D2:'32'.D49" chart:label-cell-address="'32'.D1:'32'.D1" chart:class="chart:line">
            <chart:data-point chart:repeated="48"/>
          </chart:series>
          <chart:series chart:style-name="ch13" chart:values-cell-range-address="'32'.E2:'32'.E49" chart:label-cell-address="'32'.E1:'32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32'.B1:'32'.B1</svg:desc>
                </draw:g>
              </table:table-cell>
              <table:table-cell office:value-type="string">
                <text:p> demand load [W]</text:p>
                <draw:g>
                  <svg:desc>'32'.C1:'32'.C1</svg:desc>
                </draw:g>
              </table:table-cell>
              <table:table-cell office:value-type="string">
                <text:p> variable load [W]</text:p>
                <draw:g>
                  <svg:desc>'32'.D1:'32'.D1</svg:desc>
                </draw:g>
              </table:table-cell>
              <table:table-cell office:value-type="string">
                <text:p> PV [W] </text:p>
                <draw:g>
                  <svg:desc>'32'.E1:'3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32'.A2:'32'.A49</svg:desc>
                </draw:g>
              </table:table-cell>
              <table:table-cell office:value-type="float" office:value="3022.34">
                <text:p>3022.34</text:p>
                <draw:g>
                  <svg:desc>'32'.B2:'32'.B49</svg:desc>
                </draw:g>
              </table:table-cell>
              <table:table-cell office:value-type="float" office:value="3022.34">
                <text:p>3022.34</text:p>
                <draw:g>
                  <svg:desc>'32'.C2:'32'.C49</svg:desc>
                </draw:g>
              </table:table-cell>
              <table:table-cell office:value-type="float" office:value="0">
                <text:p>0</text:p>
                <draw:g>
                  <svg:desc>'32'.D2:'32'.D49</svg:desc>
                </draw:g>
              </table:table-cell>
              <table:table-cell office:value-type="float" office:value="0">
                <text:p>0</text:p>
                <draw:g>
                  <svg:desc>'32'.E2:'3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35 - cost : 3602</text:p>
        </chart:subtitle>
        <chart:legend chart:legend-position="end" svg:x="18.303cm" svg:y="5.238cm" style:legend-expansion="high" chart:style-name="ch4"/>
        <chart:plot-area chart:style-name="ch5" table:cell-range-address="'34'.A2:'34'.E49 '34'.B1:'34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34'.A2:'34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34'.B2:'34'.B49" chart:label-cell-address="'34'.B1:'34'.B1" chart:class="chart:line">
            <chart:data-point chart:repeated="48"/>
          </chart:series>
          <chart:series chart:style-name="ch11" chart:values-cell-range-address="'34'.C2:'34'.C49" chart:label-cell-address="'34'.C1:'34'.C1" chart:class="chart:line">
            <chart:data-point chart:repeated="48"/>
          </chart:series>
          <chart:series chart:style-name="ch12" chart:values-cell-range-address="'34'.D2:'34'.D49" chart:label-cell-address="'34'.D1:'34'.D1" chart:class="chart:line">
            <chart:data-point chart:repeated="48"/>
          </chart:series>
          <chart:series chart:style-name="ch13" chart:values-cell-range-address="'34'.E2:'34'.E49" chart:label-cell-address="'34'.E1:'34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34'.B1:'34'.B1</svg:desc>
                </draw:g>
              </table:table-cell>
              <table:table-cell office:value-type="string">
                <text:p> demand load [W]</text:p>
                <draw:g>
                  <svg:desc>'34'.C1:'34'.C1</svg:desc>
                </draw:g>
              </table:table-cell>
              <table:table-cell office:value-type="string">
                <text:p> variable load [W]</text:p>
                <draw:g>
                  <svg:desc>'34'.D1:'34'.D1</svg:desc>
                </draw:g>
              </table:table-cell>
              <table:table-cell office:value-type="string">
                <text:p> PV [W] </text:p>
                <draw:g>
                  <svg:desc>'34'.E1:'3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34'.A2:'34'.A49</svg:desc>
                </draw:g>
              </table:table-cell>
              <table:table-cell office:value-type="float" office:value="3022.34">
                <text:p>3022.34</text:p>
                <draw:g>
                  <svg:desc>'34'.B2:'34'.B49</svg:desc>
                </draw:g>
              </table:table-cell>
              <table:table-cell office:value-type="float" office:value="3022.34">
                <text:p>3022.34</text:p>
                <draw:g>
                  <svg:desc>'34'.C2:'34'.C49</svg:desc>
                </draw:g>
              </table:table-cell>
              <table:table-cell office:value-type="float" office:value="0">
                <text:p>0</text:p>
                <draw:g>
                  <svg:desc>'34'.D2:'34'.D49</svg:desc>
                </draw:g>
              </table:table-cell>
              <table:table-cell office:value-type="float" office:value="0">
                <text:p>0</text:p>
                <draw:g>
                  <svg:desc>'34'.E2:'3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4970.57">
                <text:p>4970.57</text:p>
              </table:table-cell>
              <table:table-cell office:value-type="float" office:value="2984.74">
                <text:p>2984.74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5125.74">
                <text:p>5125.74</text:p>
              </table:table-cell>
              <table:table-cell office:value-type="float" office:value="3139.9">
                <text:p>3139.9</text:p>
              </table:table-cell>
              <table:table-cell office:value-type="float" office:value="2517.93">
                <text:p>2517.93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37 - cost : 3618</text:p>
        </chart:subtitle>
        <chart:legend chart:legend-position="end" svg:x="18.303cm" svg:y="5.238cm" style:legend-expansion="high" chart:style-name="ch4"/>
        <chart:plot-area chart:style-name="ch5" table:cell-range-address="'36'.A2:'36'.E49 '36'.B1:'36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36'.A2:'36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36'.B2:'36'.B49" chart:label-cell-address="'36'.B1:'36'.B1" chart:class="chart:line">
            <chart:data-point chart:repeated="48"/>
          </chart:series>
          <chart:series chart:style-name="ch11" chart:values-cell-range-address="'36'.C2:'36'.C49" chart:label-cell-address="'36'.C1:'36'.C1" chart:class="chart:line">
            <chart:data-point chart:repeated="48"/>
          </chart:series>
          <chart:series chart:style-name="ch12" chart:values-cell-range-address="'36'.D2:'36'.D49" chart:label-cell-address="'36'.D1:'36'.D1" chart:class="chart:line">
            <chart:data-point chart:repeated="48"/>
          </chart:series>
          <chart:series chart:style-name="ch13" chart:values-cell-range-address="'36'.E2:'36'.E49" chart:label-cell-address="'36'.E1:'36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36'.B1:'36'.B1</svg:desc>
                </draw:g>
              </table:table-cell>
              <table:table-cell office:value-type="string">
                <text:p> demand load [W]</text:p>
                <draw:g>
                  <svg:desc>'36'.C1:'36'.C1</svg:desc>
                </draw:g>
              </table:table-cell>
              <table:table-cell office:value-type="string">
                <text:p> variable load [W]</text:p>
                <draw:g>
                  <svg:desc>'36'.D1:'36'.D1</svg:desc>
                </draw:g>
              </table:table-cell>
              <table:table-cell office:value-type="string">
                <text:p> PV [W] </text:p>
                <draw:g>
                  <svg:desc>'36'.E1:'3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36'.A2:'36'.A49</svg:desc>
                </draw:g>
              </table:table-cell>
              <table:table-cell office:value-type="float" office:value="5540.28">
                <text:p>5540.28</text:p>
                <draw:g>
                  <svg:desc>'36'.B2:'36'.B49</svg:desc>
                </draw:g>
              </table:table-cell>
              <table:table-cell office:value-type="float" office:value="3022.34">
                <text:p>3022.34</text:p>
                <draw:g>
                  <svg:desc>'36'.C2:'36'.C49</svg:desc>
                </draw:g>
              </table:table-cell>
              <table:table-cell office:value-type="float" office:value="2517.93">
                <text:p>2517.93</text:p>
                <draw:g>
                  <svg:desc>'36'.D2:'36'.D49</svg:desc>
                </draw:g>
              </table:table-cell>
              <table:table-cell office:value-type="float" office:value="0">
                <text:p>0</text:p>
                <draw:g>
                  <svg:desc>'36'.E2:'3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5907.83">
                <text:p>5907.83</text:p>
              </table:table-cell>
              <table:table-cell office:value-type="float" office:value="3450.21">
                <text:p>3450.21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6316.2">
                <text:p>6316.2</text:p>
              </table:table-cell>
              <table:table-cell office:value-type="float" office:value="3858.59">
                <text:p>3858.59</text:p>
              </table:table-cell>
              <table:table-cell office:value-type="float" office:value="2517.93">
                <text:p>2517.93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1 - cost : 3310</text:p>
        </chart:subtitle>
        <chart:legend chart:legend-position="end" svg:x="18.303cm" svg:y="5.238cm" style:legend-expansion="high" chart:style-name="ch4"/>
        <chart:plot-area chart:style-name="ch5" table:cell-range-address="'0'.A2:'0'.E49 '0'.B1:'0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0'.A2:'0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0'.B2:'0'.B49" chart:label-cell-address="'0'.B1:'0'.B1" chart:class="chart:line">
            <chart:data-point chart:repeated="48"/>
          </chart:series>
          <chart:series chart:style-name="ch10" chart:values-cell-range-address="'0'.C2:'0'.C49" chart:label-cell-address="'0'.C1:'0'.C1" chart:class="chart:line">
            <chart:data-point chart:repeated="48"/>
          </chart:series>
          <chart:series chart:style-name="ch11" chart:values-cell-range-address="'0'.D2:'0'.D49" chart:label-cell-address="'0'.D1:'0'.D1" chart:class="chart:line">
            <chart:data-point chart:repeated="48"/>
          </chart:series>
          <chart:series chart:style-name="ch12" chart:values-cell-range-address="'0'.E2:'0'.E49" chart:label-cell-address="'0'.E1:'0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0'.B1:'0'.B1</svg:desc>
                </draw:g>
              </table:table-cell>
              <table:table-cell office:value-type="string">
                <text:p> demand load [W]</text:p>
                <draw:g>
                  <svg:desc>'0'.C1:'0'.C1</svg:desc>
                </draw:g>
              </table:table-cell>
              <table:table-cell office:value-type="string">
                <text:p> variable load [W]</text:p>
                <draw:g>
                  <svg:desc>'0'.D1:'0'.D1</svg:desc>
                </draw:g>
              </table:table-cell>
              <table:table-cell office:value-type="string">
                <text:p> PV [W] </text:p>
                <draw:g>
                  <svg:desc>'0'.E1:'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0'.A2:'0'.A49</svg:desc>
                </draw:g>
              </table:table-cell>
              <table:table-cell office:value-type="float" office:value="3022.34">
                <text:p>3022.34</text:p>
                <draw:g>
                  <svg:desc>'0'.B2:'0'.B49</svg:desc>
                </draw:g>
              </table:table-cell>
              <table:table-cell office:value-type="float" office:value="3022.34">
                <text:p>3022.34</text:p>
                <draw:g>
                  <svg:desc>'0'.C2:'0'.C49</svg:desc>
                </draw:g>
              </table:table-cell>
              <table:table-cell office:value-type="float" office:value="0">
                <text:p>0</text:p>
                <draw:g>
                  <svg:desc>'0'.D2:'0'.D49</svg:desc>
                </draw:g>
              </table:table-cell>
              <table:table-cell office:value-type="float" office:value="0">
                <text:p>0</text:p>
                <draw:g>
                  <svg:desc>'0'.E2:'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39 - cost : 3592</text:p>
        </chart:subtitle>
        <chart:legend chart:legend-position="end" svg:x="18.303cm" svg:y="5.238cm" style:legend-expansion="high" chart:style-name="ch4"/>
        <chart:plot-area chart:style-name="ch5" table:cell-range-address="'38'.A2:'38'.E49 '38'.B1:'38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38'.A2:'38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38'.B2:'38'.B49" chart:label-cell-address="'38'.B1:'38'.B1" chart:class="chart:line">
            <chart:data-point chart:repeated="48"/>
          </chart:series>
          <chart:series chart:style-name="ch11" chart:values-cell-range-address="'38'.C2:'38'.C49" chart:label-cell-address="'38'.C1:'38'.C1" chart:class="chart:line">
            <chart:data-point chart:repeated="48"/>
          </chart:series>
          <chart:series chart:style-name="ch12" chart:values-cell-range-address="'38'.D2:'38'.D49" chart:label-cell-address="'38'.D1:'38'.D1" chart:class="chart:line">
            <chart:data-point chart:repeated="48"/>
          </chart:series>
          <chart:series chart:style-name="ch13" chart:values-cell-range-address="'38'.E2:'38'.E49" chart:label-cell-address="'38'.E1:'38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38'.B1:'38'.B1</svg:desc>
                </draw:g>
              </table:table-cell>
              <table:table-cell office:value-type="string">
                <text:p> demand load [W]</text:p>
                <draw:g>
                  <svg:desc>'38'.C1:'38'.C1</svg:desc>
                </draw:g>
              </table:table-cell>
              <table:table-cell office:value-type="string">
                <text:p> variable load [W]</text:p>
                <draw:g>
                  <svg:desc>'38'.D1:'38'.D1</svg:desc>
                </draw:g>
              </table:table-cell>
              <table:table-cell office:value-type="string">
                <text:p> PV [W] </text:p>
                <draw:g>
                  <svg:desc>'38'.E1:'3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38'.A2:'38'.A49</svg:desc>
                </draw:g>
              </table:table-cell>
              <table:table-cell office:value-type="float" office:value="5540.28">
                <text:p>5540.28</text:p>
                <draw:g>
                  <svg:desc>'38'.B2:'38'.B49</svg:desc>
                </draw:g>
              </table:table-cell>
              <table:table-cell office:value-type="float" office:value="3022.34">
                <text:p>3022.34</text:p>
                <draw:g>
                  <svg:desc>'38'.C2:'38'.C49</svg:desc>
                </draw:g>
              </table:table-cell>
              <table:table-cell office:value-type="float" office:value="2517.93">
                <text:p>2517.93</text:p>
                <draw:g>
                  <svg:desc>'38'.D2:'38'.D49</svg:desc>
                </draw:g>
              </table:table-cell>
              <table:table-cell office:value-type="float" office:value="0">
                <text:p>0</text:p>
                <draw:g>
                  <svg:desc>'38'.E2:'38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6620.65">
                <text:p>6620.65</text:p>
              </table:table-cell>
              <table:table-cell office:value-type="float" office:value="4102.71">
                <text:p>4102.7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6773.38">
                <text:p>6773.38</text:p>
              </table:table-cell>
              <table:table-cell office:value-type="float" office:value="4255.44">
                <text:p>4255.44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41 - cost : 3537</text:p>
        </chart:subtitle>
        <chart:legend chart:legend-position="end" svg:x="18.303cm" svg:y="5.238cm" style:legend-expansion="high" chart:style-name="ch4"/>
        <chart:plot-area chart:style-name="ch5" table:cell-range-address="'40'.A2:'40'.E49 '40'.B1:'40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40'.A2:'40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40'.B2:'40'.B49" chart:label-cell-address="'40'.B1:'40'.B1" chart:class="chart:line">
            <chart:data-point chart:repeated="48"/>
          </chart:series>
          <chart:series chart:style-name="ch11" chart:values-cell-range-address="'40'.C2:'40'.C49" chart:label-cell-address="'40'.C1:'40'.C1" chart:class="chart:line">
            <chart:data-point chart:repeated="48"/>
          </chart:series>
          <chart:series chart:style-name="ch12" chart:values-cell-range-address="'40'.D2:'40'.D49" chart:label-cell-address="'40'.D1:'40'.D1" chart:class="chart:line">
            <chart:data-point chart:repeated="48"/>
          </chart:series>
          <chart:series chart:style-name="ch13" chart:values-cell-range-address="'40'.E2:'40'.E49" chart:label-cell-address="'40'.E1:'40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40'.B1:'40'.B1</svg:desc>
                </draw:g>
              </table:table-cell>
              <table:table-cell office:value-type="string">
                <text:p> demand load [W]</text:p>
                <draw:g>
                  <svg:desc>'40'.C1:'40'.C1</svg:desc>
                </draw:g>
              </table:table-cell>
              <table:table-cell office:value-type="string">
                <text:p> variable load [W]</text:p>
                <draw:g>
                  <svg:desc>'40'.D1:'40'.D1</svg:desc>
                </draw:g>
              </table:table-cell>
              <table:table-cell office:value-type="string">
                <text:p> PV [W] </text:p>
                <draw:g>
                  <svg:desc>'40'.E1:'4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40'.A2:'40'.A49</svg:desc>
                </draw:g>
              </table:table-cell>
              <table:table-cell office:value-type="float" office:value="5540.28">
                <text:p>5540.28</text:p>
                <draw:g>
                  <svg:desc>'40'.B2:'40'.B49</svg:desc>
                </draw:g>
              </table:table-cell>
              <table:table-cell office:value-type="float" office:value="3022.34">
                <text:p>3022.34</text:p>
                <draw:g>
                  <svg:desc>'40'.C2:'40'.C49</svg:desc>
                </draw:g>
              </table:table-cell>
              <table:table-cell office:value-type="float" office:value="2517.93">
                <text:p>2517.93</text:p>
                <draw:g>
                  <svg:desc>'40'.D2:'40'.D49</svg:desc>
                </draw:g>
              </table:table-cell>
              <table:table-cell office:value-type="float" office:value="0">
                <text:p>0</text:p>
                <draw:g>
                  <svg:desc>'40'.E2:'4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6781.66">
                <text:p>6781.66</text:p>
              </table:table-cell>
              <table:table-cell office:value-type="float" office:value="4263.73">
                <text:p>4263.7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6710.92">
                <text:p>6710.92</text:p>
              </table:table-cell>
              <table:table-cell office:value-type="float" office:value="4192.99">
                <text:p>4192.9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43 - cost : 3473</text:p>
        </chart:subtitle>
        <chart:legend chart:legend-position="end" svg:x="18.303cm" svg:y="5.238cm" style:legend-expansion="high" chart:style-name="ch4"/>
        <chart:plot-area chart:style-name="ch5" table:cell-range-address="'42'.A2:'42'.E49 '42'.B1:'42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42'.A2:'42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42'.B2:'42'.B49" chart:label-cell-address="'42'.B1:'42'.B1" chart:class="chart:line">
            <chart:data-point chart:repeated="48"/>
          </chart:series>
          <chart:series chart:style-name="ch11" chart:values-cell-range-address="'42'.C2:'42'.C49" chart:label-cell-address="'42'.C1:'42'.C1" chart:class="chart:line">
            <chart:data-point chart:repeated="48"/>
          </chart:series>
          <chart:series chart:style-name="ch12" chart:values-cell-range-address="'42'.D2:'42'.D49" chart:label-cell-address="'42'.D1:'42'.D1" chart:class="chart:line">
            <chart:data-point chart:repeated="48"/>
          </chart:series>
          <chart:series chart:style-name="ch13" chart:values-cell-range-address="'42'.E2:'42'.E49" chart:label-cell-address="'42'.E1:'42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42'.B1:'42'.B1</svg:desc>
                </draw:g>
              </table:table-cell>
              <table:table-cell office:value-type="string">
                <text:p> demand load [W]</text:p>
                <draw:g>
                  <svg:desc>'42'.C1:'42'.C1</svg:desc>
                </draw:g>
              </table:table-cell>
              <table:table-cell office:value-type="string">
                <text:p> variable load [W]</text:p>
                <draw:g>
                  <svg:desc>'42'.D1:'42'.D1</svg:desc>
                </draw:g>
              </table:table-cell>
              <table:table-cell office:value-type="string">
                <text:p> PV [W] </text:p>
                <draw:g>
                  <svg:desc>'42'.E1:'4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42'.A2:'42'.A49</svg:desc>
                </draw:g>
              </table:table-cell>
              <table:table-cell office:value-type="float" office:value="5540.28">
                <text:p>5540.28</text:p>
                <draw:g>
                  <svg:desc>'42'.B2:'42'.B49</svg:desc>
                </draw:g>
              </table:table-cell>
              <table:table-cell office:value-type="float" office:value="3022.34">
                <text:p>3022.34</text:p>
                <draw:g>
                  <svg:desc>'42'.C2:'42'.C49</svg:desc>
                </draw:g>
              </table:table-cell>
              <table:table-cell office:value-type="float" office:value="2517.93">
                <text:p>2517.93</text:p>
                <draw:g>
                  <svg:desc>'42'.D2:'42'.D49</svg:desc>
                </draw:g>
              </table:table-cell>
              <table:table-cell office:value-type="float" office:value="0">
                <text:p>0</text:p>
                <draw:g>
                  <svg:desc>'42'.E2:'4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6615.65">
                <text:p>6615.65</text:p>
              </table:table-cell>
              <table:table-cell office:value-type="float" office:value="4097.72">
                <text:p>4097.7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6489.08">
                <text:p>6489.08</text:p>
              </table:table-cell>
              <table:table-cell office:value-type="float" office:value="3971.15">
                <text:p>3971.1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47 - cost : 3351</text:p>
        </chart:subtitle>
        <chart:legend chart:legend-position="end" svg:x="18.303cm" svg:y="5.238cm" style:legend-expansion="high" chart:style-name="ch4"/>
        <chart:plot-area chart:style-name="ch5" table:cell-range-address="'46'.A2:'46'.E49 '46'.B1:'46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46'.A2:'46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46'.B2:'46'.B49" chart:label-cell-address="'46'.B1:'46'.B1" chart:class="chart:line">
            <chart:data-point chart:repeated="48"/>
          </chart:series>
          <chart:series chart:style-name="ch11" chart:values-cell-range-address="'46'.C2:'46'.C49" chart:label-cell-address="'46'.C1:'46'.C1" chart:class="chart:line">
            <chart:data-point chart:repeated="48"/>
          </chart:series>
          <chart:series chart:style-name="ch12" chart:values-cell-range-address="'46'.D2:'46'.D49" chart:label-cell-address="'46'.D1:'46'.D1" chart:class="chart:line">
            <chart:data-point chart:repeated="48"/>
          </chart:series>
          <chart:series chart:style-name="ch13" chart:values-cell-range-address="'46'.E2:'46'.E49" chart:label-cell-address="'46'.E1:'46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46'.B1:'46'.B1</svg:desc>
                </draw:g>
              </table:table-cell>
              <table:table-cell office:value-type="string">
                <text:p> demand load [W]</text:p>
                <draw:g>
                  <svg:desc>'46'.C1:'46'.C1</svg:desc>
                </draw:g>
              </table:table-cell>
              <table:table-cell office:value-type="string">
                <text:p> variable load [W]</text:p>
                <draw:g>
                  <svg:desc>'46'.D1:'46'.D1</svg:desc>
                </draw:g>
              </table:table-cell>
              <table:table-cell office:value-type="string">
                <text:p> PV [W] </text:p>
                <draw:g>
                  <svg:desc>'46'.E1:'4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46'.A2:'46'.A49</svg:desc>
                </draw:g>
              </table:table-cell>
              <table:table-cell office:value-type="float" office:value="5540.28">
                <text:p>5540.28</text:p>
                <draw:g>
                  <svg:desc>'46'.B2:'46'.B49</svg:desc>
                </draw:g>
              </table:table-cell>
              <table:table-cell office:value-type="float" office:value="3022.34">
                <text:p>3022.34</text:p>
                <draw:g>
                  <svg:desc>'46'.C2:'46'.C49</svg:desc>
                </draw:g>
              </table:table-cell>
              <table:table-cell office:value-type="float" office:value="2517.93">
                <text:p>2517.93</text:p>
                <draw:g>
                  <svg:desc>'46'.D2:'46'.D49</svg:desc>
                </draw:g>
              </table:table-cell>
              <table:table-cell office:value-type="float" office:value="0">
                <text:p>0</text:p>
                <draw:g>
                  <svg:desc>'46'.E2:'4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45 - cost : 3408</text:p>
        </chart:subtitle>
        <chart:legend chart:legend-position="end" svg:x="18.303cm" svg:y="5.238cm" style:legend-expansion="high" chart:style-name="ch4"/>
        <chart:plot-area chart:style-name="ch5" table:cell-range-address="'44'.A2:'44'.E49 '44'.B1:'44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44'.A2:'44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44'.B2:'44'.B49" chart:label-cell-address="'44'.B1:'44'.B1" chart:class="chart:line">
            <chart:data-point chart:repeated="48"/>
          </chart:series>
          <chart:series chart:style-name="ch11" chart:values-cell-range-address="'44'.C2:'44'.C49" chart:label-cell-address="'44'.C1:'44'.C1" chart:class="chart:line">
            <chart:data-point chart:repeated="48"/>
          </chart:series>
          <chart:series chart:style-name="ch12" chart:values-cell-range-address="'44'.D2:'44'.D49" chart:label-cell-address="'44'.D1:'44'.D1" chart:class="chart:line">
            <chart:data-point chart:repeated="48"/>
          </chart:series>
          <chart:series chart:style-name="ch13" chart:values-cell-range-address="'44'.E2:'44'.E49" chart:label-cell-address="'44'.E1:'44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44'.B1:'44'.B1</svg:desc>
                </draw:g>
              </table:table-cell>
              <table:table-cell office:value-type="string">
                <text:p> demand load [W]</text:p>
                <draw:g>
                  <svg:desc>'44'.C1:'44'.C1</svg:desc>
                </draw:g>
              </table:table-cell>
              <table:table-cell office:value-type="string">
                <text:p> variable load [W]</text:p>
                <draw:g>
                  <svg:desc>'44'.D1:'44'.D1</svg:desc>
                </draw:g>
              </table:table-cell>
              <table:table-cell office:value-type="string">
                <text:p> PV [W] </text:p>
                <draw:g>
                  <svg:desc>'44'.E1:'4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44'.A2:'44'.A49</svg:desc>
                </draw:g>
              </table:table-cell>
              <table:table-cell office:value-type="float" office:value="5540.28">
                <text:p>5540.28</text:p>
                <draw:g>
                  <svg:desc>'44'.B2:'44'.B49</svg:desc>
                </draw:g>
              </table:table-cell>
              <table:table-cell office:value-type="float" office:value="3022.34">
                <text:p>3022.34</text:p>
                <draw:g>
                  <svg:desc>'44'.C2:'44'.C49</svg:desc>
                </draw:g>
              </table:table-cell>
              <table:table-cell office:value-type="float" office:value="2517.93">
                <text:p>2517.93</text:p>
                <draw:g>
                  <svg:desc>'44'.D2:'44'.D49</svg:desc>
                </draw:g>
              </table:table-cell>
              <table:table-cell office:value-type="float" office:value="0">
                <text:p>0</text:p>
                <draw:g>
                  <svg:desc>'44'.E2:'4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5321.52">
                <text:p>5321.52</text:p>
              </table:table-cell>
              <table:table-cell office:value-type="float" office:value="2803.59">
                <text:p>2803.5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5097.68">
                <text:p>5097.68</text:p>
              </table:table-cell>
              <table:table-cell office:value-type="float" office:value="2579.75">
                <text:p>2579.7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4885.01">
                <text:p>4885.01</text:p>
              </table:table-cell>
              <table:table-cell office:value-type="float" office:value="2367.08">
                <text:p>2367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4766.95">
                <text:p>4766.95</text:p>
              </table:table-cell>
              <table:table-cell office:value-type="float" office:value="2249.02">
                <text:p>2249.0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6302.03">
                <text:p>6302.03</text:p>
              </table:table-cell>
              <table:table-cell office:value-type="float" office:value="3784.1">
                <text:p>3784.1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6025.26">
                <text:p>6025.26</text:p>
              </table:table-cell>
              <table:table-cell office:value-type="float" office:value="3507.33">
                <text:p>3507.33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5704.11">
                <text:p>5704.11</text:p>
              </table:table-cell>
              <table:table-cell office:value-type="float" office:value="3186.18">
                <text:p>3186.1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23 - cost : 3215</text:p>
        </chart:subtitle>
        <chart:legend chart:legend-position="end" svg:x="18.303cm" svg:y="5.238cm" style:legend-expansion="high" chart:style-name="ch4"/>
        <chart:plot-area chart:style-name="ch5" table:cell-range-address="best.A1:best.E49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best.A2:best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best.B2:best.B49" chart:label-cell-address="best.B1:best.B1" chart:class="chart:line">
            <chart:data-point chart:repeated="48"/>
          </chart:series>
          <chart:series chart:style-name="ch10" chart:values-cell-range-address="best.C2:best.C49" chart:label-cell-address="best.C1:best.C1" chart:class="chart:line">
            <chart:data-point chart:repeated="48"/>
          </chart:series>
          <chart:series chart:style-name="ch11" chart:values-cell-range-address="best.D2:best.D49" chart:label-cell-address="best.D1:best.D1" chart:class="chart:line">
            <chart:data-point chart:repeated="48"/>
          </chart:series>
          <chart:series chart:style-name="ch12" chart:values-cell-range-address="best.E2:best.E49" chart:label-cell-address="best.E1:best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best.B1:best.B1</svg:desc>
                </draw:g>
              </table:table-cell>
              <table:table-cell office:value-type="string">
                <text:p> demand load [W]</text:p>
                <draw:g>
                  <svg:desc>best.C1:best.C1</svg:desc>
                </draw:g>
              </table:table-cell>
              <table:table-cell office:value-type="string">
                <text:p> variable load [W]</text:p>
                <draw:g>
                  <svg:desc>best.D1:best.D1</svg:desc>
                </draw:g>
              </table:table-cell>
              <table:table-cell office:value-type="string">
                <text:p> PV [W] </text:p>
                <draw:g>
                  <svg:desc>best.E1:bes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best.A2:best.A49</svg:desc>
                </draw:g>
              </table:table-cell>
              <table:table-cell office:value-type="float" office:value="3022.34">
                <text:p>3022.34</text:p>
                <draw:g>
                  <svg:desc>best.B2:best.B49</svg:desc>
                </draw:g>
              </table:table-cell>
              <table:table-cell office:value-type="float" office:value="3022.34">
                <text:p>3022.34</text:p>
                <draw:g>
                  <svg:desc>best.C2:best.C49</svg:desc>
                </draw:g>
              </table:table-cell>
              <table:table-cell office:value-type="float" office:value="0">
                <text:p>0</text:p>
                <draw:g>
                  <svg:desc>best.D2:best.D49</svg:desc>
                </draw:g>
              </table:table-cell>
              <table:table-cell office:value-type="float" office:value="0">
                <text:p>0</text:p>
                <draw:g>
                  <svg:desc>best.E2:best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3685.26">
                <text:p>3685.26</text:p>
              </table:table-cell>
              <table:table-cell office:value-type="float" office:value="3067.77">
                <text:p>3067.77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3623.39">
                <text:p>3623.39</text:p>
              </table:table-cell>
              <table:table-cell office:value-type="float" office:value="3005.9">
                <text:p>3005.9</text:p>
              </table:table-cell>
              <table:table-cell office:value-type="float" office:value="2517.93">
                <text:p>2517.93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3753.92">
                <text:p>3753.92</text:p>
              </table:table-cell>
              <table:table-cell office:value-type="float" office:value="2939.88">
                <text:p>2939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3690.92">
                <text:p>3690.92</text:p>
              </table:table-cell>
              <table:table-cell office:value-type="float" office:value="2876.88">
                <text:p>2876.88</text:p>
              </table:table-cell>
              <table:table-cell office:value-type="float" office:value="2517.93">
                <text:p>2517.93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4229.42">
                <text:p>4229.42</text:p>
              </table:table-cell>
              <table:table-cell office:value-type="float" office:value="2860.24">
                <text:p>2860.24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4268.46">
                <text:p>4268.46</text:p>
              </table:table-cell>
              <table:table-cell office:value-type="float" office:value="2899.28">
                <text:p>2899.28</text:p>
              </table:table-cell>
              <table:table-cell office:value-type="float" office:value="2517.93">
                <text:p>2517.93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00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5 - cost : 3273</text:p>
        </chart:subtitle>
        <chart:legend chart:legend-position="end" svg:x="18.303cm" svg:y="5.238cm" style:legend-expansion="high" chart:style-name="ch4"/>
        <chart:plot-area chart:style-name="ch5" table:cell-range-address="'4'.A2:'4'.E49 '4'.B1:'4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4'.A2:'4'.A49"/>
          </chart:axis>
          <chart:axis chart:dimension="y" chart:name="primary-y" chart:style-name="ch8">
            <chart:title svg:x="0.451cm" svg:y="6.564cm" chart:style-name="ch7">
              <text:p>Power [W]</text:p>
            </chart:title>
            <chart:grid chart:style-name="ch9" chart:class="major"/>
          </chart:axis>
          <chart:series chart:style-name="ch10" chart:values-cell-range-address="'4'.B2:'4'.B49" chart:label-cell-address="'4'.B1:'4'.B1" chart:class="chart:line">
            <chart:data-point chart:repeated="48"/>
          </chart:series>
          <chart:series chart:style-name="ch11" chart:values-cell-range-address="'4'.C2:'4'.C49" chart:label-cell-address="'4'.C1:'4'.C1" chart:class="chart:line">
            <chart:data-point chart:repeated="48"/>
          </chart:series>
          <chart:series chart:style-name="ch12" chart:values-cell-range-address="'4'.D2:'4'.D49" chart:label-cell-address="'4'.D1:'4'.D1" chart:class="chart:line">
            <chart:data-point chart:repeated="48"/>
          </chart:series>
          <chart:series chart:style-name="ch13" chart:values-cell-range-address="'4'.E2:'4'.E49" chart:label-cell-address="'4'.E1:'4'.E1" chart:class="chart:line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4'.B1:'4'.B1</svg:desc>
                </draw:g>
              </table:table-cell>
              <table:table-cell office:value-type="string">
                <text:p> demand load [W]</text:p>
                <draw:g>
                  <svg:desc>'4'.C1:'4'.C1</svg:desc>
                </draw:g>
              </table:table-cell>
              <table:table-cell office:value-type="string">
                <text:p> variable load [W]</text:p>
                <draw:g>
                  <svg:desc>'4'.D1:'4'.D1</svg:desc>
                </draw:g>
              </table:table-cell>
              <table:table-cell office:value-type="string">
                <text:p> PV [W] </text:p>
                <draw:g>
                  <svg:desc>'4'.E1:'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4'.A2:'4'.A49</svg:desc>
                </draw:g>
              </table:table-cell>
              <table:table-cell office:value-type="float" office:value="3022.34">
                <text:p>3022.34</text:p>
                <draw:g>
                  <svg:desc>'4'.B2:'4'.B49</svg:desc>
                </draw:g>
              </table:table-cell>
              <table:table-cell office:value-type="float" office:value="3022.34">
                <text:p>3022.34</text:p>
                <draw:g>
                  <svg:desc>'4'.C2:'4'.C49</svg:desc>
                </draw:g>
              </table:table-cell>
              <table:table-cell office:value-type="float" office:value="0">
                <text:p>0</text:p>
                <draw:g>
                  <svg:desc>'4'.D2:'4'.D49</svg:desc>
                </draw:g>
              </table:table-cell>
              <table:table-cell office:value-type="float" office:value="0">
                <text:p>0</text:p>
                <draw:g>
                  <svg:desc>'4'.E2:'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4646.01">
                <text:p>4646.01</text:p>
              </table:table-cell>
              <table:table-cell office:value-type="float" office:value="2128.08">
                <text:p>2128.0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4537.09">
                <text:p>4537.09</text:p>
              </table:table-cell>
              <table:table-cell office:value-type="float" office:value="2019.16">
                <text:p>2019.16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2107.35">
                <text:p>2107.35</text:p>
              </table:table-cell>
              <table:table-cell office:value-type="float" office:value="2371.98">
                <text:p>2371.98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2376.1">
                <text:p>2376.1</text:p>
              </table:table-cell>
              <table:table-cell office:value-type="float" office:value="2640.72">
                <text:p>2640.72</text:p>
              </table:table-cell>
              <table:table-cell office:value-type="float" office:value="0">
                <text:p>0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7 - cost : 3279</text:p>
        </chart:subtitle>
        <chart:legend chart:legend-position="end" svg:x="18.303cm" svg:y="5.238cm" style:legend-expansion="high" chart:style-name="ch4"/>
        <chart:plot-area chart:style-name="ch5" table:cell-range-address="'6'.A2:'6'.E49 '6'.B1:'6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6'.A2:'6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6'.B2:'6'.B49" chart:label-cell-address="'6'.B1:'6'.B1" chart:class="chart:line">
            <chart:data-point chart:repeated="48"/>
          </chart:series>
          <chart:series chart:style-name="ch10" chart:values-cell-range-address="'6'.C2:'6'.C49" chart:label-cell-address="'6'.C1:'6'.C1" chart:class="chart:line">
            <chart:data-point chart:repeated="48"/>
          </chart:series>
          <chart:series chart:style-name="ch11" chart:values-cell-range-address="'6'.D2:'6'.D49" chart:label-cell-address="'6'.D1:'6'.D1" chart:class="chart:line">
            <chart:data-point chart:repeated="48"/>
          </chart:series>
          <chart:series chart:style-name="ch12" chart:values-cell-range-address="'6'.E2:'6'.E49" chart:label-cell-address="'6'.E1:'6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6'.B1:'6'.B1</svg:desc>
                </draw:g>
              </table:table-cell>
              <table:table-cell office:value-type="string">
                <text:p> demand load [W]</text:p>
                <draw:g>
                  <svg:desc>'6'.C1:'6'.C1</svg:desc>
                </draw:g>
              </table:table-cell>
              <table:table-cell office:value-type="string">
                <text:p> variable load [W]</text:p>
                <draw:g>
                  <svg:desc>'6'.D1:'6'.D1</svg:desc>
                </draw:g>
              </table:table-cell>
              <table:table-cell office:value-type="string">
                <text:p> PV [W] </text:p>
                <draw:g>
                  <svg:desc>'6'.E1:'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6'.A2:'6'.A49</svg:desc>
                </draw:g>
              </table:table-cell>
              <table:table-cell office:value-type="float" office:value="3022.34">
                <text:p>3022.34</text:p>
                <draw:g>
                  <svg:desc>'6'.B2:'6'.B49</svg:desc>
                </draw:g>
              </table:table-cell>
              <table:table-cell office:value-type="float" office:value="3022.34">
                <text:p>3022.34</text:p>
                <draw:g>
                  <svg:desc>'6'.C2:'6'.C49</svg:desc>
                </draw:g>
              </table:table-cell>
              <table:table-cell office:value-type="float" office:value="0">
                <text:p>0</text:p>
                <draw:g>
                  <svg:desc>'6'.D2:'6'.D49</svg:desc>
                </draw:g>
              </table:table-cell>
              <table:table-cell office:value-type="float" office:value="0">
                <text:p>0</text:p>
                <draw:g>
                  <svg:desc>'6'.E2:'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4458.13">
                <text:p>4458.13</text:p>
              </table:table-cell>
              <table:table-cell office:value-type="float" office:value="1940.2">
                <text:p>1940.2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4390.41">
                <text:p>4390.41</text:p>
              </table:table-cell>
              <table:table-cell office:value-type="float" office:value="1872.48">
                <text:p>1872.4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2381.81">
                <text:p>2381.81</text:p>
              </table:table-cell>
              <table:table-cell office:value-type="float" office:value="2892.26">
                <text:p>2892.26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2591.85">
                <text:p>2591.85</text:p>
              </table:table-cell>
              <table:table-cell office:value-type="float" office:value="3102.3">
                <text:p>3102.3</text:p>
              </table:table-cell>
              <table:table-cell office:value-type="float" office:value="0">
                <text:p>0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946cm" svg:y="1.417cm" chart:style-name="ch3">
          <text:p>time shift : 9 - cost : 3297</text:p>
        </chart:subtitle>
        <chart:legend chart:legend-position="end" svg:x="18.303cm" svg:y="5.238cm" style:legend-expansion="high" chart:style-name="ch4"/>
        <chart:plot-area chart:style-name="ch5" table:cell-range-address="'8'.A2:'8'.E49 '8'.B1:'8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8'.A2:'8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8'.B2:'8'.B49" chart:label-cell-address="'8'.B1:'8'.B1" chart:class="chart:line">
            <chart:data-point chart:repeated="48"/>
          </chart:series>
          <chart:series chart:style-name="ch10" chart:values-cell-range-address="'8'.C2:'8'.C49" chart:label-cell-address="'8'.C1:'8'.C1" chart:class="chart:line">
            <chart:data-point chart:repeated="48"/>
          </chart:series>
          <chart:series chart:style-name="ch11" chart:values-cell-range-address="'8'.D2:'8'.D49" chart:label-cell-address="'8'.D1:'8'.D1" chart:class="chart:line">
            <chart:data-point chart:repeated="48"/>
          </chart:series>
          <chart:series chart:style-name="ch12" chart:values-cell-range-address="'8'.E2:'8'.E49" chart:label-cell-address="'8'.E1:'8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8'.B1:'8'.B1</svg:desc>
                </draw:g>
              </table:table-cell>
              <table:table-cell office:value-type="string">
                <text:p> demand load [W]</text:p>
                <draw:g>
                  <svg:desc>'8'.C1:'8'.C1</svg:desc>
                </draw:g>
              </table:table-cell>
              <table:table-cell office:value-type="string">
                <text:p> variable load [W]</text:p>
                <draw:g>
                  <svg:desc>'8'.D1:'8'.D1</svg:desc>
                </draw:g>
              </table:table-cell>
              <table:table-cell office:value-type="string">
                <text:p> PV [W] </text:p>
                <draw:g>
                  <svg:desc>'8'.E1:'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8'.A2:'8'.A49</svg:desc>
                </draw:g>
              </table:table-cell>
              <table:table-cell office:value-type="float" office:value="3022.34">
                <text:p>3022.34</text:p>
                <draw:g>
                  <svg:desc>'8'.B2:'8'.B49</svg:desc>
                </draw:g>
              </table:table-cell>
              <table:table-cell office:value-type="float" office:value="3022.34">
                <text:p>3022.34</text:p>
                <draw:g>
                  <svg:desc>'8'.C2:'8'.C49</svg:desc>
                </draw:g>
              </table:table-cell>
              <table:table-cell office:value-type="float" office:value="0">
                <text:p>0</text:p>
                <draw:g>
                  <svg:desc>'8'.D2:'8'.D49</svg:desc>
                </draw:g>
              </table:table-cell>
              <table:table-cell office:value-type="float" office:value="0">
                <text:p>0</text:p>
                <draw:g>
                  <svg:desc>'8'.E2:'8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4335.8">
                <text:p>4335.8</text:p>
              </table:table-cell>
              <table:table-cell office:value-type="float" office:value="1817.87">
                <text:p>1817.87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4336.91">
                <text:p>4336.91</text:p>
              </table:table-cell>
              <table:table-cell office:value-type="float" office:value="1818.98">
                <text:p>1818.98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2156.19">
                <text:p>2156.19</text:p>
              </table:table-cell>
              <table:table-cell office:value-type="float" office:value="3309.57">
                <text:p>3309.57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2354.83">
                <text:p>2354.83</text:p>
              </table:table-cell>
              <table:table-cell office:value-type="float" office:value="3508.22">
                <text:p>3508.22</text:p>
              </table:table-cell>
              <table:table-cell office:value-type="float" office:value="0">
                <text:p>0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1 - cost : 3310</text:p>
        </chart:subtitle>
        <chart:legend chart:legend-position="end" svg:x="18.303cm" svg:y="5.238cm" style:legend-expansion="high" chart:style-name="ch4"/>
        <chart:plot-area chart:style-name="ch5" table:cell-range-address="'10'.A2:'10'.E49 '10'.B1:'10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0'.A2:'10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0'.B2:'10'.B49" chart:label-cell-address="'10'.B1:'10'.B1" chart:class="chart:line">
            <chart:data-point chart:repeated="48"/>
          </chart:series>
          <chart:series chart:style-name="ch10" chart:values-cell-range-address="'10'.C2:'10'.C49" chart:label-cell-address="'10'.C1:'10'.C1" chart:class="chart:line">
            <chart:data-point chart:repeated="48"/>
          </chart:series>
          <chart:series chart:style-name="ch11" chart:values-cell-range-address="'10'.D2:'10'.D49" chart:label-cell-address="'10'.D1:'10'.D1" chart:class="chart:line">
            <chart:data-point chart:repeated="48"/>
          </chart:series>
          <chart:series chart:style-name="ch12" chart:values-cell-range-address="'10'.E2:'10'.E49" chart:label-cell-address="'10'.E1:'10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0'.B1:'10'.B1</svg:desc>
                </draw:g>
              </table:table-cell>
              <table:table-cell office:value-type="string">
                <text:p> demand load [W]</text:p>
                <draw:g>
                  <svg:desc>'10'.C1:'10'.C1</svg:desc>
                </draw:g>
              </table:table-cell>
              <table:table-cell office:value-type="string">
                <text:p> variable load [W]</text:p>
                <draw:g>
                  <svg:desc>'10'.D1:'10'.D1</svg:desc>
                </draw:g>
              </table:table-cell>
              <table:table-cell office:value-type="string">
                <text:p> PV [W] </text:p>
                <draw:g>
                  <svg:desc>'10'.E1:'1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0'.A2:'10'.A49</svg:desc>
                </draw:g>
              </table:table-cell>
              <table:table-cell office:value-type="float" office:value="3022.34">
                <text:p>3022.34</text:p>
                <draw:g>
                  <svg:desc>'10'.B2:'10'.B49</svg:desc>
                </draw:g>
              </table:table-cell>
              <table:table-cell office:value-type="float" office:value="3022.34">
                <text:p>3022.34</text:p>
                <draw:g>
                  <svg:desc>'10'.C2:'10'.C49</svg:desc>
                </draw:g>
              </table:table-cell>
              <table:table-cell office:value-type="float" office:value="0">
                <text:p>0</text:p>
                <draw:g>
                  <svg:desc>'10'.D2:'10'.D49</svg:desc>
                </draw:g>
              </table:table-cell>
              <table:table-cell office:value-type="float" office:value="0">
                <text:p>0</text:p>
                <draw:g>
                  <svg:desc>'10'.E2:'10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4325.22">
                <text:p>4325.22</text:p>
              </table:table-cell>
              <table:table-cell office:value-type="float" office:value="1807.29">
                <text:p>1807.29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4311.38">
                <text:p>4311.38</text:p>
              </table:table-cell>
              <table:table-cell office:value-type="float" office:value="1793.45">
                <text:p>1793.45</text:p>
              </table:table-cell>
              <table:table-cell office:value-type="float" office:value="2517.93">
                <text:p>2517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2248.93">
                <text:p>2248.93</text:p>
              </table:table-cell>
              <table:table-cell office:value-type="float" office:value="3701.8">
                <text:p>3701.8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2335.07">
                <text:p>2335.07</text:p>
              </table:table-cell>
              <table:table-cell office:value-type="float" office:value="3787.94">
                <text:p>3787.94</text:p>
              </table:table-cell>
              <table:table-cell office:value-type="float" office:value="0">
                <text:p>0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3 - cost : 3327</text:p>
        </chart:subtitle>
        <chart:legend chart:legend-position="end" svg:x="18.303cm" svg:y="5.238cm" style:legend-expansion="high" chart:style-name="ch4"/>
        <chart:plot-area chart:style-name="ch5" table:cell-range-address="'12'.A2:'12'.E49 '12'.B1:'12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2'.A2:'12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2'.B2:'12'.B49" chart:label-cell-address="'12'.B1:'12'.B1" chart:class="chart:line">
            <chart:data-point chart:repeated="48"/>
          </chart:series>
          <chart:series chart:style-name="ch10" chart:values-cell-range-address="'12'.C2:'12'.C49" chart:label-cell-address="'12'.C1:'12'.C1" chart:class="chart:line">
            <chart:data-point chart:repeated="48"/>
          </chart:series>
          <chart:series chart:style-name="ch11" chart:values-cell-range-address="'12'.D2:'12'.D49" chart:label-cell-address="'12'.D1:'12'.D1" chart:class="chart:line">
            <chart:data-point chart:repeated="48"/>
          </chart:series>
          <chart:series chart:style-name="ch12" chart:values-cell-range-address="'12'.E2:'12'.E49" chart:label-cell-address="'12'.E1:'12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2'.B1:'12'.B1</svg:desc>
                </draw:g>
              </table:table-cell>
              <table:table-cell office:value-type="string">
                <text:p> demand load [W]</text:p>
                <draw:g>
                  <svg:desc>'12'.C1:'12'.C1</svg:desc>
                </draw:g>
              </table:table-cell>
              <table:table-cell office:value-type="string">
                <text:p> variable load [W]</text:p>
                <draw:g>
                  <svg:desc>'12'.D1:'12'.D1</svg:desc>
                </draw:g>
              </table:table-cell>
              <table:table-cell office:value-type="string">
                <text:p> PV [W] </text:p>
                <draw:g>
                  <svg:desc>'12'.E1:'1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2'.A2:'12'.A49</svg:desc>
                </draw:g>
              </table:table-cell>
              <table:table-cell office:value-type="float" office:value="3022.34">
                <text:p>3022.34</text:p>
                <draw:g>
                  <svg:desc>'12'.B2:'12'.B49</svg:desc>
                </draw:g>
              </table:table-cell>
              <table:table-cell office:value-type="float" office:value="3022.34">
                <text:p>3022.34</text:p>
                <draw:g>
                  <svg:desc>'12'.C2:'12'.C49</svg:desc>
                </draw:g>
              </table:table-cell>
              <table:table-cell office:value-type="float" office:value="0">
                <text:p>0</text:p>
                <draw:g>
                  <svg:desc>'12'.D2:'12'.D49</svg:desc>
                </draw:g>
              </table:table-cell>
              <table:table-cell office:value-type="float" office:value="0">
                <text:p>0</text:p>
                <draw:g>
                  <svg:desc>'12'.E2:'12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4357.16">
                <text:p>4357.16</text:p>
              </table:table-cell>
              <table:table-cell office:value-type="float" office:value="1843.62">
                <text:p>1843.62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4418.24">
                <text:p>4418.24</text:p>
              </table:table-cell>
              <table:table-cell office:value-type="float" office:value="1904.69">
                <text:p>1904.69</text:p>
              </table:table-cell>
              <table:table-cell office:value-type="float" office:value="2517.93">
                <text:p>2517.93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1356.81">
                <text:p>1356.81</text:p>
              </table:table-cell>
              <table:table-cell office:value-type="float" office:value="3756.36">
                <text:p>3756.36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1185.28">
                <text:p>1185.28</text:p>
              </table:table-cell>
              <table:table-cell office:value-type="float" office:value="3584.83">
                <text:p>3584.83</text:p>
              </table:table-cell>
              <table:table-cell office:value-type="float" office:value="0">
                <text:p>0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5 - cost : 3308</text:p>
        </chart:subtitle>
        <chart:legend chart:legend-position="end" svg:x="18.303cm" svg:y="5.238cm" style:legend-expansion="high" chart:style-name="ch4"/>
        <chart:plot-area chart:style-name="ch5" table:cell-range-address="'14'.A2:'14'.E49 '14'.B1:'14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4'.A2:'14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4'.B2:'14'.B49" chart:label-cell-address="'14'.B1:'14'.B1" chart:class="chart:line">
            <chart:data-point chart:repeated="48"/>
          </chart:series>
          <chart:series chart:style-name="ch10" chart:values-cell-range-address="'14'.C2:'14'.C49" chart:label-cell-address="'14'.C1:'14'.C1" chart:class="chart:line">
            <chart:data-point chart:repeated="48"/>
          </chart:series>
          <chart:series chart:style-name="ch11" chart:values-cell-range-address="'14'.D2:'14'.D49" chart:label-cell-address="'14'.D1:'14'.D1" chart:class="chart:line">
            <chart:data-point chart:repeated="48"/>
          </chart:series>
          <chart:series chart:style-name="ch12" chart:values-cell-range-address="'14'.E2:'14'.E49" chart:label-cell-address="'14'.E1:'14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4'.B1:'14'.B1</svg:desc>
                </draw:g>
              </table:table-cell>
              <table:table-cell office:value-type="string">
                <text:p> demand load [W]</text:p>
                <draw:g>
                  <svg:desc>'14'.C1:'14'.C1</svg:desc>
                </draw:g>
              </table:table-cell>
              <table:table-cell office:value-type="string">
                <text:p> variable load [W]</text:p>
                <draw:g>
                  <svg:desc>'14'.D1:'14'.D1</svg:desc>
                </draw:g>
              </table:table-cell>
              <table:table-cell office:value-type="string">
                <text:p> PV [W] </text:p>
                <draw:g>
                  <svg:desc>'14'.E1:'14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4'.A2:'14'.A49</svg:desc>
                </draw:g>
              </table:table-cell>
              <table:table-cell office:value-type="float" office:value="3022.34">
                <text:p>3022.34</text:p>
                <draw:g>
                  <svg:desc>'14'.B2:'14'.B49</svg:desc>
                </draw:g>
              </table:table-cell>
              <table:table-cell office:value-type="float" office:value="3022.34">
                <text:p>3022.34</text:p>
                <draw:g>
                  <svg:desc>'14'.C2:'14'.C49</svg:desc>
                </draw:g>
              </table:table-cell>
              <table:table-cell office:value-type="float" office:value="0">
                <text:p>0</text:p>
                <draw:g>
                  <svg:desc>'14'.D2:'14'.D49</svg:desc>
                </draw:g>
              </table:table-cell>
              <table:table-cell office:value-type="float" office:value="0">
                <text:p>0</text:p>
                <draw:g>
                  <svg:desc>'14'.E2:'14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4427.77">
                <text:p>4427.77</text:p>
              </table:table-cell>
              <table:table-cell office:value-type="float" office:value="2019.23">
                <text:p>2019.23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4579.45">
                <text:p>4579.45</text:p>
              </table:table-cell>
              <table:table-cell office:value-type="float" office:value="2170.91">
                <text:p>2170.91</text:p>
              </table:table-cell>
              <table:table-cell office:value-type="float" office:value="2517.93">
                <text:p>2517.93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2082.24">
                <text:p>2082.24</text:p>
              </table:table-cell>
              <table:table-cell office:value-type="float" office:value="3317.47">
                <text:p>3317.47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1925.5">
                <text:p>1925.5</text:p>
              </table:table-cell>
              <table:table-cell office:value-type="float" office:value="3160.73">
                <text:p>3160.73</text:p>
              </table:table-cell>
              <table:table-cell office:value-type="float" office:value="0">
                <text:p>0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svg:stroke-opacity="70%" draw:fill-color="#ff420e" draw:opacity="7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d320" svg:stroke-opacity="70%" draw:fill-color="#ffd320" draw:opacity="7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6cm" svg:height="12.569cm" xlink:href=".." xlink:type="simple" chart:class="chart:line" chart:style-name="ch1">
        <chart:title svg:x="7.835cm" svg:y="0.387cm" chart:style-name="ch2">
          <text:p>Power profile : synchronous time</text:p>
        </chart:title>
        <chart:subtitle svg:x="8.841cm" svg:y="1.417cm" chart:style-name="ch3">
          <text:p>time shift : 17 - cost : 3308</text:p>
        </chart:subtitle>
        <chart:legend chart:legend-position="end" svg:x="18.303cm" svg:y="5.238cm" style:legend-expansion="high" chart:style-name="ch4"/>
        <chart:plot-area chart:style-name="ch5" table:cell-range-address="'16'.A2:'16'.E49 '16'.B1:'16'.E1" chart:data-source-has-labels="both" svg:x="2.467cm" svg:y="2.351cm" svg:width="15.39cm" svg:height="8.986cm">
          <chart:coordinate-region svg:x="3.993cm" svg:y="2.551cm" svg:width="13.864cm" svg:height="6.872cm"/>
          <chart:axis chart:dimension="x" chart:name="primary-x" chart:style-name="ch6" chartooo:axis-type="auto">
            <chartooo:date-scale/>
            <chart:title svg:x="9.8cm" svg:y="11.588cm" chart:style-name="ch7">
              <text:p>time</text:p>
            </chart:title>
            <chart:categories table:cell-range-address="'16'.A2:'16'.A49"/>
          </chart:axis>
          <chart:axis chart:dimension="y" chart:name="primary-y" chart:style-name="ch6">
            <chart:title svg:x="0.451cm" svg:y="6.564cm" chart:style-name="ch7">
              <text:p>Power [W]</text:p>
            </chart:title>
            <chart:grid chart:style-name="ch8" chart:class="major"/>
          </chart:axis>
          <chart:series chart:style-name="ch9" chart:values-cell-range-address="'16'.B2:'16'.B49" chart:label-cell-address="'16'.B1:'16'.B1" chart:class="chart:line">
            <chart:data-point chart:repeated="48"/>
          </chart:series>
          <chart:series chart:style-name="ch10" chart:values-cell-range-address="'16'.C2:'16'.C49" chart:label-cell-address="'16'.C1:'16'.C1" chart:class="chart:line">
            <chart:data-point chart:repeated="48"/>
          </chart:series>
          <chart:series chart:style-name="ch11" chart:values-cell-range-address="'16'.D2:'16'.D49" chart:label-cell-address="'16'.D1:'16'.D1" chart:class="chart:line">
            <chart:data-point chart:repeated="48"/>
          </chart:series>
          <chart:series chart:style-name="ch12" chart:values-cell-range-address="'16'.E2:'16'.E49" chart:label-cell-address="'16'.E1:'16'.E1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ational grid [W]</text:p>
                <draw:g>
                  <svg:desc>'16'.B1:'16'.B1</svg:desc>
                </draw:g>
              </table:table-cell>
              <table:table-cell office:value-type="string">
                <text:p> demand load [W]</text:p>
                <draw:g>
                  <svg:desc>'16'.C1:'16'.C1</svg:desc>
                </draw:g>
              </table:table-cell>
              <table:table-cell office:value-type="string">
                <text:p> variable load [W]</text:p>
                <draw:g>
                  <svg:desc>'16'.D1:'16'.D1</svg:desc>
                </draw:g>
              </table:table-cell>
              <table:table-cell office:value-type="string">
                <text:p> PV [W] </text:p>
                <draw:g>
                  <svg:desc>'16'.E1:'1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00:00 AM</text:p>
                <draw:g>
                  <svg:desc>'16'.A2:'16'.A49</svg:desc>
                </draw:g>
              </table:table-cell>
              <table:table-cell office:value-type="float" office:value="3022.34">
                <text:p>3022.34</text:p>
                <draw:g>
                  <svg:desc>'16'.B2:'16'.B49</svg:desc>
                </draw:g>
              </table:table-cell>
              <table:table-cell office:value-type="float" office:value="3022.34">
                <text:p>3022.34</text:p>
                <draw:g>
                  <svg:desc>'16'.C2:'16'.C49</svg:desc>
                </draw:g>
              </table:table-cell>
              <table:table-cell office:value-type="float" office:value="0">
                <text:p>0</text:p>
                <draw:g>
                  <svg:desc>'16'.D2:'16'.D49</svg:desc>
                </draw:g>
              </table:table-cell>
              <table:table-cell office:value-type="float" office:value="0">
                <text:p>0</text:p>
                <draw:g>
                  <svg:desc>'16'.E2:'16'.E49</svg:desc>
                </draw:g>
              </table:table-cell>
            </table:table-row>
            <table:table-row>
              <table:table-cell office:value-type="string">
                <text:p>12:30:00 AM</text:p>
              </table:table-cell>
              <table:table-cell office:value-type="float" office:value="2803.59">
                <text:p>2803.59</text:p>
              </table:table-cell>
              <table:table-cell office:value-type="float" office:value="2803.59">
                <text:p>280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00:00 AM</text:p>
              </table:table-cell>
              <table:table-cell office:value-type="float" office:value="2579.75">
                <text:p>2579.75</text:p>
              </table:table-cell>
              <table:table-cell office:value-type="float" office:value="2579.75">
                <text:p>2579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1:30:00 AM</text:p>
              </table:table-cell>
              <table:table-cell office:value-type="float" office:value="2367.08">
                <text:p>2367.08</text:p>
              </table:table-cell>
              <table:table-cell office:value-type="float" office:value="2367.08">
                <text:p>2367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00:00 AM</text:p>
              </table:table-cell>
              <table:table-cell office:value-type="float" office:value="2249.02">
                <text:p>2249.02</text:p>
              </table:table-cell>
              <table:table-cell office:value-type="float" office:value="2249.02">
                <text:p>2249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2:30:00 AM</text:p>
              </table:table-cell>
              <table:table-cell office:value-type="float" office:value="2128.08">
                <text:p>2128.08</text:p>
              </table:table-cell>
              <table:table-cell office:value-type="float" office:value="2128.08">
                <text:p>2128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00:00 AM</text:p>
              </table:table-cell>
              <table:table-cell office:value-type="float" office:value="2019.16">
                <text:p>2019.16</text:p>
              </table:table-cell>
              <table:table-cell office:value-type="float" office:value="2019.16">
                <text:p>2019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:30:00 AM</text:p>
              </table:table-cell>
              <table:table-cell office:value-type="float" office:value="1940.2">
                <text:p>1940.2</text:p>
              </table:table-cell>
              <table:table-cell office:value-type="float" office:value="1940.2">
                <text:p>194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00:00 AM</text:p>
              </table:table-cell>
              <table:table-cell office:value-type="float" office:value="1872.48">
                <text:p>1872.48</text:p>
              </table:table-cell>
              <table:table-cell office:value-type="float" office:value="1872.48">
                <text:p>187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4:30:00 AM</text:p>
              </table:table-cell>
              <table:table-cell office:value-type="float" office:value="1817.87">
                <text:p>1817.87</text:p>
              </table:table-cell>
              <table:table-cell office:value-type="float" office:value="1817.87">
                <text:p>1817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00:00 AM</text:p>
              </table:table-cell>
              <table:table-cell office:value-type="float" office:value="1818.98">
                <text:p>1818.98</text:p>
              </table:table-cell>
              <table:table-cell office:value-type="float" office:value="1818.98">
                <text:p>1818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0:00 AM</text:p>
              </table:table-cell>
              <table:table-cell office:value-type="float" office:value="1807.29">
                <text:p>1807.29</text:p>
              </table:table-cell>
              <table:table-cell office:value-type="float" office:value="1807.29">
                <text:p>1807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00:00 AM</text:p>
              </table:table-cell>
              <table:table-cell office:value-type="float" office:value="1793.45">
                <text:p>1793.45</text:p>
              </table:table-cell>
              <table:table-cell office:value-type="float" office:value="1793.45">
                <text:p>179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6:30:00 AM</text:p>
              </table:table-cell>
              <table:table-cell office:value-type="float" office:value="1839.23">
                <text:p>1839.23</text:p>
              </table:table-cell>
              <table:table-cell office:value-type="float" office:value="1843.62">
                <text:p>1843.62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00:00 AM</text:p>
              </table:table-cell>
              <table:table-cell office:value-type="float" office:value="1900.3">
                <text:p>1900.3</text:p>
              </table:table-cell>
              <table:table-cell office:value-type="float" office:value="1904.69">
                <text:p>1904.69</text:p>
              </table:table-cell>
              <table:table-cell office:value-type="float" office:value="0">
                <text:p>0</text:p>
              </table:table-cell>
              <table:table-cell office:value-type="float" office:value="4.38768">
                <text:p>4.38768</text:p>
              </table:table-cell>
            </table:table-row>
            <table:table-row>
              <table:table-cell office:value-type="string">
                <text:p>07:30:00 AM</text:p>
              </table:table-cell>
              <table:table-cell office:value-type="float" office:value="1909.84">
                <text:p>1909.84</text:p>
              </table:table-cell>
              <table:table-cell office:value-type="float" office:value="2019.23">
                <text:p>2019.23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00:00 AM</text:p>
              </table:table-cell>
              <table:table-cell office:value-type="float" office:value="2061.52">
                <text:p>2061.52</text:p>
              </table:table-cell>
              <table:table-cell office:value-type="float" office:value="2170.91">
                <text:p>2170.91</text:p>
              </table:table-cell>
              <table:table-cell office:value-type="float" office:value="0">
                <text:p>0</text:p>
              </table:table-cell>
              <table:table-cell office:value-type="float" office:value="109.392">
                <text:p>109.392</text:p>
              </table:table-cell>
            </table:table-row>
            <table:table-row>
              <table:table-cell office:value-type="string">
                <text:p>08:30:00 AM</text:p>
              </table:table-cell>
              <table:table-cell office:value-type="float" office:value="4625.28">
                <text:p>4625.28</text:p>
              </table:table-cell>
              <table:table-cell office:value-type="float" office:value="2371.98">
                <text:p>2371.98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00:00 AM</text:p>
              </table:table-cell>
              <table:table-cell office:value-type="float" office:value="4894.03">
                <text:p>4894.03</text:p>
              </table:table-cell>
              <table:table-cell office:value-type="float" office:value="2640.72">
                <text:p>2640.72</text:p>
              </table:table-cell>
              <table:table-cell office:value-type="float" office:value="2517.93">
                <text:p>2517.93</text:p>
              </table:table-cell>
              <table:table-cell office:value-type="float" office:value="264.627">
                <text:p>264.627</text:p>
              </table:table-cell>
            </table:table-row>
            <table:table-row>
              <table:table-cell office:value-type="string">
                <text:p>09:30:00 AM</text:p>
              </table:table-cell>
              <table:table-cell office:value-type="float" office:value="4899.74">
                <text:p>4899.74</text:p>
              </table:table-cell>
              <table:table-cell office:value-type="float" office:value="2892.26">
                <text:p>2892.26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00:00 AM</text:p>
              </table:table-cell>
              <table:table-cell office:value-type="float" office:value="5109.78">
                <text:p>5109.78</text:p>
              </table:table-cell>
              <table:table-cell office:value-type="float" office:value="3102.3">
                <text:p>3102.3</text:p>
              </table:table-cell>
              <table:table-cell office:value-type="float" office:value="2517.93">
                <text:p>2517.93</text:p>
              </table:table-cell>
              <table:table-cell office:value-type="float" office:value="510.449">
                <text:p>510.449</text:p>
              </table:table-cell>
            </table:table-row>
            <table:table-row>
              <table:table-cell office:value-type="string">
                <text:p>10:30:00 AM</text:p>
              </table:table-cell>
              <table:table-cell office:value-type="float" office:value="4674.12">
                <text:p>4674.12</text:p>
              </table:table-cell>
              <table:table-cell office:value-type="float" office:value="3309.57">
                <text:p>3309.57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00:00 AM</text:p>
              </table:table-cell>
              <table:table-cell office:value-type="float" office:value="4872.76">
                <text:p>4872.76</text:p>
              </table:table-cell>
              <table:table-cell office:value-type="float" office:value="3508.22">
                <text:p>3508.22</text:p>
              </table:table-cell>
              <table:table-cell office:value-type="float" office:value="2517.93">
                <text:p>2517.93</text:p>
              </table:table-cell>
              <table:table-cell office:value-type="float" office:value="1153.38">
                <text:p>1153.38</text:p>
              </table:table-cell>
            </table:table-row>
            <table:table-row>
              <table:table-cell office:value-type="string">
                <text:p>11:30:00 AM</text:p>
              </table:table-cell>
              <table:table-cell office:value-type="float" office:value="4766.86">
                <text:p>4766.86</text:p>
              </table:table-cell>
              <table:table-cell office:value-type="float" office:value="3701.8">
                <text:p>3701.8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00:00 PM</text:p>
              </table:table-cell>
              <table:table-cell office:value-type="float" office:value="4853.01">
                <text:p>4853.01</text:p>
              </table:table-cell>
              <table:table-cell office:value-type="float" office:value="3787.94">
                <text:p>3787.94</text:p>
              </table:table-cell>
              <table:table-cell office:value-type="float" office:value="2517.93">
                <text:p>2517.93</text:p>
              </table:table-cell>
              <table:table-cell office:value-type="float" office:value="1452.87">
                <text:p>1452.87</text:p>
              </table:table-cell>
            </table:table-row>
            <table:table-row>
              <table:table-cell office:value-type="string">
                <text:p>12:30:00 PM</text:p>
              </table:table-cell>
              <table:table-cell office:value-type="float" office:value="3874.74">
                <text:p>3874.74</text:p>
              </table:table-cell>
              <table:table-cell office:value-type="float" office:value="3756.36">
                <text:p>3756.36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00:00 PM</text:p>
              </table:table-cell>
              <table:table-cell office:value-type="float" office:value="3703.21">
                <text:p>3703.21</text:p>
              </table:table-cell>
              <table:table-cell office:value-type="float" office:value="3584.83">
                <text:p>3584.83</text:p>
              </table:table-cell>
              <table:table-cell office:value-type="float" office:value="2517.93">
                <text:p>2517.93</text:p>
              </table:table-cell>
              <table:table-cell office:value-type="float" office:value="2399.55">
                <text:p>2399.55</text:p>
              </table:table-cell>
            </table:table-row>
            <table:table-row>
              <table:table-cell office:value-type="string">
                <text:p>01:30:00 PM</text:p>
              </table:table-cell>
              <table:table-cell office:value-type="float" office:value="4600.17">
                <text:p>4600.17</text:p>
              </table:table-cell>
              <table:table-cell office:value-type="float" office:value="3317.47">
                <text:p>3317.47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00:00 PM</text:p>
              </table:table-cell>
              <table:table-cell office:value-type="float" office:value="4443.43">
                <text:p>4443.43</text:p>
              </table:table-cell>
              <table:table-cell office:value-type="float" office:value="3160.73">
                <text:p>3160.73</text:p>
              </table:table-cell>
              <table:table-cell office:value-type="float" office:value="2517.93">
                <text:p>2517.93</text:p>
              </table:table-cell>
              <table:table-cell office:value-type="float" office:value="1235.23">
                <text:p>1235.23</text:p>
              </table:table-cell>
            </table:table-row>
            <table:table-row>
              <table:table-cell office:value-type="string">
                <text:p>02:30:00 PM</text:p>
              </table:table-cell>
              <table:table-cell office:value-type="float" office:value="1167.33">
                <text:p>1167.33</text:p>
              </table:table-cell>
              <table:table-cell office:value-type="float" office:value="3067.77">
                <text:p>3067.77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00:00 PM</text:p>
              </table:table-cell>
              <table:table-cell office:value-type="float" office:value="1105.46">
                <text:p>1105.46</text:p>
              </table:table-cell>
              <table:table-cell office:value-type="float" office:value="3005.9">
                <text:p>3005.9</text:p>
              </table:table-cell>
              <table:table-cell office:value-type="float" office:value="0">
                <text:p>0</text:p>
              </table:table-cell>
              <table:table-cell office:value-type="float" office:value="1900.45">
                <text:p>1900.45</text:p>
              </table:table-cell>
            </table:table-row>
            <table:table-row>
              <table:table-cell office:value-type="string">
                <text:p>03:30:00 PM</text:p>
              </table:table-cell>
              <table:table-cell office:value-type="float" office:value="1235.99">
                <text:p>1235.99</text:p>
              </table:table-cell>
              <table:table-cell office:value-type="float" office:value="2939.88">
                <text:p>2939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00:00 PM</text:p>
              </table:table-cell>
              <table:table-cell office:value-type="float" office:value="1172.99">
                <text:p>1172.99</text:p>
              </table:table-cell>
              <table:table-cell office:value-type="float" office:value="2876.88">
                <text:p>2876.88</text:p>
              </table:table-cell>
              <table:table-cell office:value-type="float" office:value="0">
                <text:p>0</text:p>
              </table:table-cell>
              <table:table-cell office:value-type="float" office:value="1703.89">
                <text:p>1703.89</text:p>
              </table:table-cell>
            </table:table-row>
            <table:table-row>
              <table:table-cell office:value-type="string">
                <text:p>04:30:00 PM</text:p>
              </table:table-cell>
              <table:table-cell office:value-type="float" office:value="1711.49">
                <text:p>1711.49</text:p>
              </table:table-cell>
              <table:table-cell office:value-type="float" office:value="2860.24">
                <text:p>2860.24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00:00 PM</text:p>
              </table:table-cell>
              <table:table-cell office:value-type="float" office:value="1750.53">
                <text:p>1750.53</text:p>
              </table:table-cell>
              <table:table-cell office:value-type="float" office:value="2899.28">
                <text:p>2899.28</text:p>
              </table:table-cell>
              <table:table-cell office:value-type="float" office:value="0">
                <text:p>0</text:p>
              </table:table-cell>
              <table:table-cell office:value-type="float" office:value="1148.75">
                <text:p>1148.75</text:p>
              </table:table-cell>
            </table:table-row>
            <table:table-row>
              <table:table-cell office:value-type="string">
                <text:p>05:30:00 PM</text:p>
              </table:table-cell>
              <table:table-cell office:value-type="float" office:value="2452.64">
                <text:p>2452.64</text:p>
              </table:table-cell>
              <table:table-cell office:value-type="float" office:value="2984.74">
                <text:p>2984.74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00:00 PM</text:p>
              </table:table-cell>
              <table:table-cell office:value-type="float" office:value="2607.8">
                <text:p>2607.8</text:p>
              </table:table-cell>
              <table:table-cell office:value-type="float" office:value="3139.9">
                <text:p>3139.9</text:p>
              </table:table-cell>
              <table:table-cell office:value-type="float" office:value="0">
                <text:p>0</text:p>
              </table:table-cell>
              <table:table-cell office:value-type="float" office:value="532.094">
                <text:p>532.094</text:p>
              </table:table-cell>
            </table:table-row>
            <table:table-row>
              <table:table-cell office:value-type="string">
                <text:p>06:30:00 PM</text:p>
              </table:table-cell>
              <table:table-cell office:value-type="float" office:value="3389.9">
                <text:p>3389.9</text:p>
              </table:table-cell>
              <table:table-cell office:value-type="float" office:value="3450.21">
                <text:p>3450.21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00:00 PM</text:p>
              </table:table-cell>
              <table:table-cell office:value-type="float" office:value="3798.27">
                <text:p>3798.27</text:p>
              </table:table-cell>
              <table:table-cell office:value-type="float" office:value="3858.59">
                <text:p>3858.59</text:p>
              </table:table-cell>
              <table:table-cell office:value-type="float" office:value="0">
                <text:p>0</text:p>
              </table:table-cell>
              <table:table-cell office:value-type="float" office:value="60.3139">
                <text:p>60.3139</text:p>
              </table:table-cell>
            </table:table-row>
            <table:table-row>
              <table:table-cell office:value-type="string">
                <text:p>07:30:00 PM</text:p>
              </table:table-cell>
              <table:table-cell office:value-type="float" office:value="4102.71">
                <text:p>4102.71</text:p>
              </table:table-cell>
              <table:table-cell office:value-type="float" office:value="4102.71">
                <text:p>410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00:00 PM</text:p>
              </table:table-cell>
              <table:table-cell office:value-type="float" office:value="4255.44">
                <text:p>4255.44</text:p>
              </table:table-cell>
              <table:table-cell office:value-type="float" office:value="4255.44">
                <text:p>4255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:30:00 PM</text:p>
              </table:table-cell>
              <table:table-cell office:value-type="float" office:value="4263.73">
                <text:p>4263.73</text:p>
              </table:table-cell>
              <table:table-cell office:value-type="float" office:value="4263.73">
                <text:p>426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00:00 PM</text:p>
              </table:table-cell>
              <table:table-cell office:value-type="float" office:value="4192.99">
                <text:p>4192.99</text:p>
              </table:table-cell>
              <table:table-cell office:value-type="float" office:value="4192.99">
                <text:p>419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9:30:00 PM</text:p>
              </table:table-cell>
              <table:table-cell office:value-type="float" office:value="4097.72">
                <text:p>4097.72</text:p>
              </table:table-cell>
              <table:table-cell office:value-type="float" office:value="4097.72">
                <text:p>4097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00:00 PM</text:p>
              </table:table-cell>
              <table:table-cell office:value-type="float" office:value="3971.15">
                <text:p>3971.15</text:p>
              </table:table-cell>
              <table:table-cell office:value-type="float" office:value="3971.15">
                <text:p>397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:30:00 PM</text:p>
              </table:table-cell>
              <table:table-cell office:value-type="float" office:value="3784.1">
                <text:p>3784.1</text:p>
              </table:table-cell>
              <table:table-cell office:value-type="float" office:value="3784.1">
                <text:p>378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00:00 PM</text:p>
              </table:table-cell>
              <table:table-cell office:value-type="float" office:value="3507.33">
                <text:p>3507.33</text:p>
              </table:table-cell>
              <table:table-cell office:value-type="float" office:value="3507.33">
                <text:p>3507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30:00 PM</text:p>
              </table:table-cell>
              <table:table-cell office:value-type="float" office:value="3186.18">
                <text:p>3186.18</text:p>
              </table:table-cell>
              <table:table-cell office:value-type="float" office:value="3186.18">
                <text:p>3186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